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Pictures/100000010000001200000012D752B76B605F7EF8.gif" manifest:media-type="image/gif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Pictures/100000010000001200000012D752B76B605F7EF8.gif" manifest:media-type="image/gif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2in"/>
    </style:style>
    <style:style style:name="co3" style:family="table-column">
      <style:table-column-properties fo:break-before="auto" style:column-width="1.4362in"/>
    </style:style>
    <style:style style:name="co4" style:family="table-column">
      <style:table-column-properties fo:break-before="auto" style:column-width="1.3398in"/>
    </style:style>
    <style:style style:name="co5" style:family="table-column">
      <style:table-column-properties fo:break-before="auto" style:column-width="1.2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="0.74pt groove #ff0000"/>
    </style:style>
    <style:style style:name="ce3" style:family="table-cell" style:parent-style-name="Default">
      <style:table-cell-properties fo:background-color="#0000ff" fo:border="0.74pt groove #ff0000"/>
    </style:style>
    <style:style style:name="ce4" style:family="table-cell" style:parent-style-name="Default">
      <style:table-cell-properties fo:background-color="#ffff00" fo:border="0.74pt groove #ff0000"/>
    </style:style>
    <style:style style:name="ce5" style:family="table-cell" style:parent-style-name="Default">
      <style:table-cell-properties fo:background-color="#00ffff" fo:border="0.74pt groove #ff0000"/>
    </style:style>
    <style:style style:name="ce6" style:family="table-cell" style:parent-style-name="Default" style:data-style-name="N4"/>
    <style:style style:name="ce7" style:family="table-cell" style:parent-style-name="Default" style:data-style-name="N4">
      <style:table-cell-properties fo:background-color="transparent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9" style:family="table-cell" style:parent-style-name="Default" style:data-style-name="N100">
      <style:table-cell-properties fo:background-color="transparent"/>
    </style:style>
    <style:style style:name="ce20" style:family="table-cell" style:parent-style-name="Default" style:data-style-name="N124">
      <style:table-cell-properties fo:background-color="transparent"/>
    </style:style>
    <style:style style:name="ce8" style:family="table-cell" style:parent-style-name="Default">
      <style:table-cell-properties fo:background-color="#0000ff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00ffff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C_1" table:style-name="ta1">
        <table:shapes>
          <draw:frame draw:z-index="0" draw:style-name="gr1" draw:text-style-name="P1" svg:width="10.6232in" svg:height="5.9752in" svg:x="5.926in" svg:y="7.2866in">
            <draw:object draw:notify-on-update-of-ranges="IC_1.P4:IC_1.P8 IC_1.O3:IC_1.O3 IC_1.O4:IC_1.O8 IC_1.N3:IC_1.N3 IC_1.N4:IC_1.N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8.7516in" svg:height="4.9224in" svg:x="16.7268in" svg:y="7.4689in">
            <draw:object draw:notify-on-update-of-ranges="IC_1.I4:IC_1.I8 IC_1.J3:IC_1.J3 IC_1.J4:IC_1.J8 IC_1.K3:IC_1.K3 IC_1.K4:IC_1.K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4.1858in" svg:height="5.5736in" svg:x="9.2228in" svg:y="6.4933in">
            <draw:object draw:notify-on-update-of-ranges="IC_1.T4:IC_1.T12 IC_1.X3:IC_1.X3 IC_1.X4:IC_1.X12 IC_1.V3:IC_1.V3 IC_1.V4:IC_1.V12 IC_1.W3:IC_1.W3 IC_1.W4:IC_1.W12 IC_1.Y3:IC_1.Y3 IC_1.Y4:IC_1.Y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4.1858in" svg:height="5.5736in" svg:x="19.5697in" svg:y="5.5256in">
            <draw:object draw:notify-on-update-of-ranges="IC_1.T4:IC_1.T12 IC_1.U3:IC_1.U3 IC_1.U4:IC_1.U12 IC_1.X3:IC_1.X3 IC_1.X4:IC_1.X12 IC_1.V3:IC_1.V3 IC_1.V4:IC_1.V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4.1858in" svg:height="5.5736in" svg:x="22.0547in" svg:y="14.5063in">
            <draw:object draw:notify-on-update-of-ranges="IC_1.T4:IC_1.T12 IC_1.U3:IC_1.U3 IC_1.U4:IC_1.U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8.7594in" svg:height="4.9268in" svg:x="16.0559in" svg:y="6.5799in">
            <draw:object draw:notify-on-update-of-ranges="IC_1.T3:IC_1.T3 IC_1.T4:IC_1.T12 IC_1.Z3:IC_1.Z3 IC_1.Z4:IC_1.Z12 IC_1.AA3:IC_1.AA3 IC_1.AA4:IC_1.AA12 IC_1.AB3:IC_1.AB3 IC_1.AB4:IC_1.AB12 IC_1.AC3:IC_1.AC3 IC_1.AC4:IC_1.AC12 IC_1.AD3:IC_1.AD3 IC_1.AD4:IC_1.AD1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22.7453in" svg:y="5.5386in">
            <draw:object draw:notify-on-update-of-ranges="IC_1.T3:IC_1.T3 IC_1.T4:IC_1.T15 IC_1.AE3:IC_1.AE3 IC_1.AE4:IC_1.AE1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3" table:default-cell-style-name="ce1"/>
        <table:table-column table:style-name="co5" table:default-cell-style-name="ce1"/>
        <table:table-column table:style-name="co1" table:number-columns-repeated="20" table:default-cell-style-name="ce1"/>
        <table:table-column table:style-name="co1" table:number-columns-repeated="982" table:default-cell-style-name="Default"/>
        <table:table-row table:style-name="ro1">
          <table:table-cell/>
          <table:table-cell office:value-type="string" calcext:value-type="string">
            <text:p>total count in mg_ex</text:p>
          </table:table-cell>
          <table:table-cell/>
          <table:table-cell office:value-type="float" office:value="123171" calcext:value-type="float">
            <text:p>123171</text:p>
          </table:table-cell>
          <table:table-cell table:number-columns-repeated="1020"/>
        </table:table-row>
        <table:table-row table:style-name="ro1">
          <table:table-cell table:number-columns-repeated="19"/>
          <table:table-cell table:style-name="ce18" office:value-type="string" calcext:value-type="string" table:number-columns-spanned="3" table:number-rows-spanned="1">
            <text:p>&amp;&amp; TAC_CATS_PL &amp;&amp; MG_ELab&gt;1.2</text:p>
          </table:table-cell>
          <table:covered-table-cell table:number-columns-repeated="2"/>
          <table:table-cell table:number-columns-repeated="1002"/>
        </table:table-row>
        <table:table-row table:style-name="ro2">
          <table:table-cell/>
          <table:table-cell table:style-name="ce2"/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gate </text:p>
          </table:table-cell>
          <table:table-cell table:style-name="ce2" office:value-type="string" calcext:value-type="string">
            <text:p>outside gate</text:p>
          </table:table-cell>
          <table:table-cell table:style-name="ce2" office:value-type="string" calcext:value-type="string">
            <text:p>gate name</text:p>
          </table:table-cell>
          <table:table-cell table:style-name="ce2" office:value-type="string" calcext:value-type="string">
            <text:p>counts in Mg_Ex</text:p>
          </table:table-cell>
          <table:table-cell table:style-name="ce2" office:value-type="string" calcext:value-type="string">
            <text:p>just there 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Mg_Ex</text:p>
          </table:table-cell>
          <table:table-cell table:style-name="Default" office:value-type="string" calcext:value-type="string">
            <text:p>%Mg_Ex</text:p>
          </table:table-cell>
          <table:table-cell table:style-name="Default"/>
          <table:table-cell/>
          <table:table-cell office:value-type="string" calcext:value-type="string">
            <text:p>IC1 counts</text:p>
          </table:table-cell>
          <table:table-cell office:value-type="string" calcext:value-type="string">
            <text:p>Percentage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MG_Ex entry</text:p>
          </table:table-cell>
          <table:table-cell table:style-name="Default" office:value-type="string" calcext:value-type="string">
            <text:p>first peak integral</text:p>
          </table:table-cell>
          <table:table-cell table:style-name="Default" office:value-type="string" calcext:value-type="string">
            <text:p>first peak total</text:p>
          </table:table-cell>
          <table:table-cell office:value-type="string" calcext:value-type="string">
            <text:p>second peak integral</text:p>
          </table:table-cell>
          <table:table-cell office:value-type="string" calcext:value-type="string">
            <text:p>second peak total</text:p>
          </table:table-cell>
          <table:table-cell table:style-name="Default" office:value-type="string" calcext:value-type="string">
            <text:p>% entry</text:p>
          </table:table-cell>
          <table:table-cell office:value-type="string" calcext:value-type="string">
            <text:p>% first peak</text:p>
          </table:table-cell>
          <table:table-cell office:value-type="string" calcext:value-type="string">
            <text:p>% f total</text:p>
          </table:table-cell>
          <table:table-cell office:value-type="string" calcext:value-type="string">
            <text:p>% second</text:p>
          </table:table-cell>
          <table:table-cell office:value-type="string" calcext:value-type="string">
            <text:p>% second total</text:p>
          </table:table-cell>
          <table:table-cell office:value-type="string" calcext:value-type="string">
            <text:p>peak/bckgrnd</text:p>
          </table:table-cell>
          <table:table-cell table:number-columns-repeated="993"/>
        </table:table-row>
        <table:table-row table:style-name="ro2">
          <table:table-cell/>
          <table:table-cell table:style-name="ce3" office:value-type="string" calcext:value-type="string">
            <text:p>IC1</text:p>
          </table:table-cell>
          <table:table-cell table:style-name="ce3" office:value-type="float" office:value="431252" calcext:value-type="float">
            <text:p>431252</text:p>
          </table:table-cell>
          <table:table-cell table:style-name="ce3" table:number-columns-repeated="4"/>
          <table:table-cell table:style-name="ce3" office:value-type="float" office:value="43684" calcext:value-type="float">
            <text:p>43684</text:p>
          </table:table-cell>
          <table:table-cell table:style-name="Default" office:value-type="string" calcext:value-type="string">
            <text:p>IC1</text:p>
          </table:table-cell>
          <table:table-cell table:style-name="ce4" office:value-type="float" office:value="26119" calcext:value-type="float">
            <text:p>26119</text:p>
          </table:table-cell>
          <table:table-cell table:style-name="ce6" table:formula="of:=[.J4]/[.J$4]*100" office:value-type="float" office:value="100" calcext:value-type="float">
            <text:p>100.00</text:p>
          </table:table-cell>
          <table:table-cell table:style-name="Default"/>
          <table:table-cell table:style-name="Default" office:value-type="string" calcext:value-type="string">
            <text:p>no restriction</text:p>
          </table:table-cell>
          <table:table-cell office:value-type="float" office:value="431252" calcext:value-type="float">
            <text:p>431252</text:p>
          </table:table-cell>
          <table:table-cell table:formula="of:=[.N4]/[.N$4]*100" office:value-type="float" office:value="100" calcext:value-type="float">
            <text:p>100</text:p>
          </table:table-cell>
          <table:table-cell table:number-columns-repeated="4"/>
          <table:table-cell table:style-name="ce19" office:value-type="string" calcext:value-type="string">
            <text:p>IC_1</text:p>
          </table:table-cell>
          <table:table-cell table:style-name="ce4" office:value-type="float" office:value="26119" calcext:value-type="float">
            <text:p>26119</text:p>
          </table:table-cell>
          <table:table-cell table:style-name="ce20" office:value-type="float" office:value="942.825628" calcext:value-type="float">
            <text:p>942.8</text:p>
          </table:table-cell>
          <table:table-cell table:style-name="ce20" office:value-type="float" office:value="1715.355199" calcext:value-type="float">
            <text:p>1715.4</text:p>
          </table:table-cell>
          <table:table-cell table:style-name="ce20" office:value-type="float" office:value="1020.132934" calcext:value-type="float">
            <text:p>1020.1</text:p>
          </table:table-cell>
          <table:table-cell table:style-name="ce20" office:value-type="float" office:value="4019.193726" calcext:value-type="float">
            <text:p>4019.2</text:p>
          </table:table-cell>
          <table:table-cell table:formula="of:=[.U4]/[.U$6]*100" office:value-type="float" office:value="92.5221395678356" calcext:value-type="float">
            <text:p>92.5221395678356</text:p>
          </table:table-cell>
          <table:table-cell table:formula="of:=[.V4]/[.V$6]*100" office:value-type="float" office:value="90.3089681992337" calcext:value-type="float">
            <text:p>90.3089681992337</text:p>
          </table:table-cell>
          <table:table-cell table:formula="of:=[.W4]/[.W$6]*100" office:value-type="float" office:value="91.9614407863388" calcext:value-type="float">
            <text:p>91.9614407863388</text:p>
          </table:table-cell>
          <table:table-cell table:formula="of:=[.X4]/[.X$6]*100" office:value-type="float" office:value="95.3682108042493" calcext:value-type="float">
            <text:p>95.3682108042493</text:p>
          </table:table-cell>
          <table:table-cell table:formula="of:=[.Y4]/[.Y$6]*100" office:value-type="float" office:value="92.8849976998563" calcext:value-type="float">
            <text:p>92.8849976998563</text:p>
          </table:table-cell>
          <table:table-cell table:formula="of:=[.V4]/([.W4]-[.V4])" office:value-type="float" office:value="1.22043953188686" calcext:value-type="float">
            <text:p>1.22043953188686</text:p>
          </table:table-cell>
          <table:table-cell table:formula="of:=[.X4]/([.Y4]-[.X4])" office:value-type="float" office:value="0.340150802118185" calcext:value-type="float">
            <text:p>0.340150802118185</text:p>
          </table:table-cell>
          <table:table-cell table:number-columns-repeated="10"/>
          <table:table-cell table:style-name="ce8" table:number-columns-repeated="982"/>
        </table:table-row>
        <table:table-row table:style-name="ro2">
          <table:table-cell/>
          <table:table-cell table:style-name="ce4" office:value-type="string" calcext:value-type="string">
            <text:p>w cats_pl</text:p>
          </table:table-cell>
          <table:table-cell table:style-name="ce4" office:value-type="float" office:value="431252" calcext:value-type="float">
            <text:p>431252</text:p>
          </table:table-cell>
          <table:table-cell table:style-name="ce4" office:value-type="float" office:value="237516" calcext:value-type="float">
            <text:p>237516</text:p>
          </table:table-cell>
          <table:table-cell table:style-name="ce4" table:formula="of:=[.C5]-[.D5]" office:value-type="float" office:value="193736" calcext:value-type="float">
            <text:p>193736</text:p>
          </table:table-cell>
          <table:table-cell table:style-name="ce4" office:value-type="string" calcext:value-type="string">
            <text:p>CUTGcatspl_IC1</text:p>
          </table:table-cell>
          <table:table-cell table:style-name="ce4" office:value-type="float" office:value="24665" calcext:value-type="float">
            <text:p>24665</text:p>
          </table:table-cell>
          <table:table-cell table:style-name="ce4" office:value-type="float" office:value="26119" calcext:value-type="float">
            <text:p>26119</text:p>
          </table:table-cell>
          <table:table-cell office:value-type="string" calcext:value-type="string">
            <text:p>1+2</text:p>
          </table:table-cell>
          <table:table-cell office:value-type="float" office:value="25717" calcext:value-type="float">
            <text:p>25717</text:p>
          </table:table-cell>
          <table:table-cell table:style-name="ce6" table:formula="of:=[.J5]/[.J$4]*100" office:value-type="float" office:value="98.460890539454" calcext:value-type="float">
            <text:p>98.46</text:p>
          </table:table-cell>
          <table:table-cell table:style-name="Default"/>
          <table:table-cell office:value-type="string" calcext:value-type="string">
            <text:p><text:s/>Gate 2</text:p>
          </table:table-cell>
          <table:table-cell office:value-type="float" office:value="388537" calcext:value-type="float">
            <text:p>388537</text:p>
          </table:table-cell>
          <table:table-cell table:style-name="ce7" table:formula="of:=[.N5]/[.N$4]*100" office:value-type="float" office:value="90.0951183994509" calcext:value-type="float">
            <text:p>90.10</text:p>
          </table:table-cell>
          <table:table-cell office:value-type="string" calcext:value-type="string">
            <text:p>1+2</text:p>
          </table:table-cell>
          <table:table-cell table:number-columns-repeated="3"/>
          <table:table-cell table:style-name="ce19" office:value-type="string" calcext:value-type="string">
            <text:p>IC_2</text:p>
          </table:table-cell>
          <table:table-cell table:style-name="ce4" office:value-type="float" office:value="27428" calcext:value-type="float">
            <text:p>27428</text:p>
          </table:table-cell>
          <table:table-cell table:style-name="ce20" office:value-type="float" office:value="988.95717" calcext:value-type="float">
            <text:p>989.0</text:p>
          </table:table-cell>
          <table:table-cell table:style-name="ce20" office:value-type="float" office:value="1809.350994" calcext:value-type="float">
            <text:p>1809.4</text:p>
          </table:table-cell>
          <table:table-cell table:style-name="ce20" office:value-type="float" office:value="1030.686047" calcext:value-type="float">
            <text:p>1030.7</text:p>
          </table:table-cell>
          <table:table-cell table:style-name="ce20" office:value-type="float" office:value="4187.342316" calcext:value-type="float">
            <text:p>4187.3</text:p>
          </table:table-cell>
          <table:table-cell table:formula="of:=[.U5]/[.U$6]*100" office:value-type="float" office:value="97.1590506553312" calcext:value-type="float">
            <text:p>97.1590506553312</text:p>
          </table:table-cell>
          <table:table-cell table:formula="of:=[.V5]/[.V$6]*100" office:value-type="float" office:value="94.7276982758621" calcext:value-type="float">
            <text:p>94.7276982758621</text:p>
          </table:table-cell>
          <table:table-cell table:formula="of:=[.W5]/[.W$6]*100" office:value-type="float" office:value="97.0006237736854" calcext:value-type="float">
            <text:p>97.0006237736854</text:p>
          </table:table-cell>
          <table:table-cell table:formula="of:=[.X5]/[.X$6]*100" office:value-type="float" office:value="96.3547797813715" calcext:value-type="float">
            <text:p>96.3547797813715</text:p>
          </table:table-cell>
          <table:table-cell table:formula="of:=[.Y5]/[.Y$6]*100" office:value-type="float" office:value="96.7709714697567" calcext:value-type="float">
            <text:p>96.7709714697567</text:p>
          </table:table-cell>
          <table:table-cell table:formula="of:=[.V5]/([.W5]-[.V5])" office:value-type="float" office:value="1.20546637610963" calcext:value-type="float">
            <text:p>1.20546637610963</text:p>
          </table:table-cell>
          <table:table-cell table:formula="of:=[.X5]/([.Y5]-[.X5])" office:value-type="float" office:value="0.326511966830811" calcext:value-type="float">
            <text:p>0.326511966830811</text:p>
          </table:table-cell>
          <table:table-cell table:number-columns-repeated="10"/>
          <table:table-cell table:style-name="ce9" table:number-columns-repeated="982"/>
        </table:table-row>
        <table:table-row table:style-name="ro2">
          <table:table-cell/>
          <table:table-cell table:style-name="ce5" office:value-type="string" calcext:value-type="string">
            <text:p>w_cats_d4</text:p>
          </table:table-cell>
          <table:table-cell table:style-name="ce5" office:value-type="float" office:value="431252" calcext:value-type="float">
            <text:p>431252</text:p>
          </table:table-cell>
          <table:table-cell table:style-name="ce5" office:value-type="float" office:value="305136" calcext:value-type="float">
            <text:p>305136</text:p>
          </table:table-cell>
          <table:table-cell table:style-name="ce5" table:number-columns-repeated="2"/>
          <table:table-cell table:style-name="ce5" office:value-type="float" office:value="34713" calcext:value-type="float">
            <text:p>34713</text:p>
          </table:table-cell>
          <table:table-cell table:style-name="ce5"/>
          <table:table-cell office:value-type="string" calcext:value-type="string">
            <text:p>1+2+3</text:p>
          </table:table-cell>
          <table:table-cell office:value-type="float" office:value="25433" calcext:value-type="float">
            <text:p>25433</text:p>
          </table:table-cell>
          <table:table-cell table:style-name="ce6" table:formula="of:=[.J6]/[.J$4]*100" office:value-type="float" office:value="97.3735594777748" calcext:value-type="float">
            <text:p>97.37</text:p>
          </table:table-cell>
          <table:table-cell table:style-name="Default"/>
          <table:table-cell office:value-type="string" calcext:value-type="string">
            <text:p>2&amp;3</text:p>
          </table:table-cell>
          <table:table-cell office:value-type="float" office:value="372380" calcext:value-type="float">
            <text:p>372380</text:p>
          </table:table-cell>
          <table:table-cell table:style-name="ce7" table:formula="of:=[.N6]/[.N$4]*100" office:value-type="float" office:value="86.3485850500404" calcext:value-type="float">
            <text:p>86.35</text:p>
          </table:table-cell>
          <table:table-cell office:value-type="string" calcext:value-type="string">
            <text:p>1+2+3</text:p>
          </table:table-cell>
          <table:table-cell table:number-columns-repeated="3"/>
          <table:table-cell table:style-name="ce19" office:value-type="string" calcext:value-type="string">
            <text:p>IC_3</text:p>
          </table:table-cell>
          <table:table-cell table:style-name="ce4" office:value-type="float" office:value="28230" calcext:value-type="float">
            <text:p>28230</text:p>
          </table:table-cell>
          <table:table-cell table:style-name="ce20" office:value-type="float" office:value="1044" calcext:value-type="float">
            <text:p>1044.0</text:p>
          </table:table-cell>
          <table:table-cell table:style-name="ce20" office:value-type="float" office:value="1865.298308" calcext:value-type="float">
            <text:p>1865.3</text:p>
          </table:table-cell>
          <table:table-cell table:style-name="ce20" office:value-type="float" office:value="1069.678172" calcext:value-type="float">
            <text:p>1069.7</text:p>
          </table:table-cell>
          <table:table-cell table:style-name="ce20" office:value-type="float" office:value="4327.064462" calcext:value-type="float">
            <text:p>4327.1</text:p>
          </table:table-cell>
          <table:table-cell table:formula="of:=[.U6]/[.U$6]*100" office:value-type="float" office:value="100" calcext:value-type="float">
            <text:p>100</text:p>
          </table:table-cell>
          <table:table-cell table:formula="of:=[.V6]/[.V$6]*100" office:value-type="float" office:value="100" calcext:value-type="float">
            <text:p>100</text:p>
          </table:table-cell>
          <table:table-cell table:formula="of:=[.W6]/[.W$6]*100" office:value-type="float" office:value="100" calcext:value-type="float">
            <text:p>100</text:p>
          </table:table-cell>
          <table:table-cell table:formula="of:=[.X6]/[.X$6]*100" office:value-type="float" office:value="100" calcext:value-type="float">
            <text:p>100</text:p>
          </table:table-cell>
          <table:table-cell table:formula="of:=[.Y6]/[.Y$6]*100" office:value-type="float" office:value="100" calcext:value-type="float">
            <text:p>100</text:p>
          </table:table-cell>
          <table:table-cell table:formula="of:=[.V6]/([.W6]-[.V6])" office:value-type="float" office:value="1.2711581039809" calcext:value-type="float">
            <text:p>1.2711581039809</text:p>
          </table:table-cell>
          <table:table-cell table:formula="of:=[.X6]/([.Y6]-[.X6])" office:value-type="float" office:value="0.328385422166187" calcext:value-type="float">
            <text:p>0.328385422166187</text:p>
          </table:table-cell>
          <table:table-cell table:number-columns-repeated="10"/>
          <table:table-cell table:style-name="ce10" table:number-columns-repeated="982"/>
        </table:table-row>
        <table:table-row table:style-name="ro2">
          <table:table-cell/>
          <table:table-cell table:style-name="ce3" office:value-type="string" calcext:value-type="string">
            <text:p>IC2</text:p>
          </table:table-cell>
          <table:table-cell table:style-name="ce3" office:value-type="float" office:value="463348" calcext:value-type="float">
            <text:p>463348</text:p>
          </table:table-cell>
          <table:table-cell table:style-name="ce3" table:number-columns-repeated="4"/>
          <table:table-cell table:style-name="ce3" office:value-type="float" office:value="47316" calcext:value-type="float">
            <text:p>47316</text:p>
          </table:table-cell>
          <table:table-cell office:value-type="string" calcext:value-type="string">
            <text:p>1+2+3+4</text:p>
          </table:table-cell>
          <table:table-cell office:value-type="float" office:value="25051" calcext:value-type="float">
            <text:p>25051</text:p>
          </table:table-cell>
          <table:table-cell table:style-name="ce6" table:formula="of:=[.J7]/[.J$4]*100" office:value-type="float" office:value="95.9110226272063" calcext:value-type="float">
            <text:p>95.91</text:p>
          </table:table-cell>
          <table:table-cell table:style-name="Default"/>
          <table:table-cell office:value-type="string" calcext:value-type="string">
            <text:p>2&amp;3 &amp;4</text:p>
          </table:table-cell>
          <table:table-cell office:value-type="float" office:value="362828" calcext:value-type="float">
            <text:p>362828</text:p>
          </table:table-cell>
          <table:table-cell table:style-name="ce7" table:formula="of:=[.N7]/[.N$4]*100" office:value-type="float" office:value="84.1336388005157" calcext:value-type="float">
            <text:p>84.13</text:p>
          </table:table-cell>
          <table:table-cell office:value-type="string" calcext:value-type="string">
            <text:p>1+2+3+4</text:p>
          </table:table-cell>
          <table:table-cell table:number-columns-repeated="3"/>
          <table:table-cell table:style-name="ce19" office:value-type="string" calcext:value-type="string">
            <text:p>IC_4</text:p>
          </table:table-cell>
          <table:table-cell table:style-name="ce4" office:value-type="float" office:value="28087" calcext:value-type="float">
            <text:p>28087</text:p>
          </table:table-cell>
          <table:table-cell table:style-name="ce20" office:value-type="float" office:value="1027.573766" calcext:value-type="float">
            <text:p>1027.6</text:p>
          </table:table-cell>
          <table:table-cell table:style-name="ce20" office:value-type="float" office:value="1863.779" calcext:value-type="float">
            <text:p>1863.8</text:p>
          </table:table-cell>
          <table:table-cell table:style-name="ce20" office:value-type="float" office:value="1078.12953" calcext:value-type="float">
            <text:p>1078.1</text:p>
          </table:table-cell>
          <table:table-cell table:style-name="ce20" office:value-type="float" office:value="4298.718136" calcext:value-type="float">
            <text:p>4298.7</text:p>
          </table:table-cell>
          <table:table-cell table:formula="of:=[.U7]/[.U$6]*100" office:value-type="float" office:value="99.4934466879207" calcext:value-type="float">
            <text:p>99.4934466879207</text:p>
          </table:table-cell>
          <table:table-cell table:formula="of:=[.V7]/[.V$6]*100" office:value-type="float" office:value="98.4266059386973" calcext:value-type="float">
            <text:p>98.4266059386973</text:p>
          </table:table-cell>
          <table:table-cell table:formula="of:=[.W7]/[.W$6]*100" office:value-type="float" office:value="99.9185487922503" calcext:value-type="float">
            <text:p>99.9185487922503</text:p>
          </table:table-cell>
          <table:table-cell table:formula="of:=[.X7]/[.X$6]*100" office:value-type="float" office:value="100.790084178702" calcext:value-type="float">
            <text:p>100.790084178702</text:p>
          </table:table-cell>
          <table:table-cell table:formula="of:=[.Y7]/[.Y$6]*100" office:value-type="float" office:value="99.3449063158422" calcext:value-type="float">
            <text:p>99.3449063158422</text:p>
          </table:table-cell>
          <table:table-cell table:formula="of:=[.V7]/([.W7]-[.V7])" office:value-type="float" office:value="1.22885354482247" calcext:value-type="float">
            <text:p>1.22885354482247</text:p>
          </table:table-cell>
          <table:table-cell table:formula="of:=[.X7]/([.Y7]-[.X7])" office:value-type="float" office:value="0.334761642015199" calcext:value-type="float">
            <text:p>0.334761642015199</text:p>
          </table:table-cell>
          <table:table-cell table:number-columns-repeated="10"/>
          <table:table-cell table:style-name="ce8" table:number-columns-repeated="982"/>
        </table:table-row>
        <table:table-row table:style-name="ro2">
          <table:table-cell/>
          <table:table-cell table:style-name="ce4" office:value-type="string" calcext:value-type="string">
            <text:p>w cats_pl</text:p>
          </table:table-cell>
          <table:table-cell table:style-name="ce4" office:value-type="float" office:value="463348" calcext:value-type="float">
            <text:p>463348</text:p>
          </table:table-cell>
          <table:table-cell table:style-name="ce4" office:value-type="float" office:value="244295" calcext:value-type="float">
            <text:p>244295</text:p>
          </table:table-cell>
          <table:table-cell table:style-name="ce4" table:number-columns-repeated="2"/>
          <table:table-cell table:style-name="ce4" office:value-type="float" office:value="25440" calcext:value-type="float">
            <text:p>25440</text:p>
          </table:table-cell>
          <table:table-cell table:style-name="ce4" office:value-type="float" office:value="27428" calcext:value-type="float">
            <text:p>27428</text:p>
          </table:table-cell>
          <table:table-cell office:value-type="string" calcext:value-type="string">
            <text:p>1+2+3+4+5</text:p>
          </table:table-cell>
          <table:table-cell office:value-type="float" office:value="23856" calcext:value-type="float">
            <text:p>23856</text:p>
          </table:table-cell>
          <table:table-cell table:style-name="ce6" table:formula="of:=[.J8]/[.J$4]*100" office:value-type="float" office:value="91.3358091810559" calcext:value-type="float">
            <text:p>91.34</text:p>
          </table:table-cell>
          <table:table-cell table:style-name="Default"/>
          <table:table-cell office:value-type="string" calcext:value-type="string">
            <text:p>2&amp;3&amp;4&amp;5</text:p>
          </table:table-cell>
          <table:table-cell office:value-type="float" office:value="337083" calcext:value-type="float">
            <text:p>337083</text:p>
          </table:table-cell>
          <table:table-cell table:style-name="ce7" table:formula="of:=[.N8]/[.N$4]*100" office:value-type="float" office:value="78.1638114142079" calcext:value-type="float">
            <text:p>78.16</text:p>
          </table:table-cell>
          <table:table-cell office:value-type="string" calcext:value-type="string">
            <text:p>1+2+3+4+5</text:p>
          </table:table-cell>
          <table:table-cell table:number-columns-repeated="3"/>
          <table:table-cell table:style-name="ce19" office:value-type="string" calcext:value-type="string">
            <text:p>IC_5</text:p>
          </table:table-cell>
          <table:table-cell table:style-name="ce4" office:value-type="float" office:value="27334" calcext:value-type="float">
            <text:p>27334</text:p>
          </table:table-cell>
          <table:table-cell table:style-name="ce20" office:value-type="float" office:value="991.839424" calcext:value-type="float">
            <text:p>991.8</text:p>
          </table:table-cell>
          <table:table-cell table:style-name="ce20" office:value-type="float" office:value="1791.59812" calcext:value-type="float">
            <text:p>1791.6</text:p>
          </table:table-cell>
          <table:table-cell table:style-name="ce20" office:value-type="float" office:value="1064.315553" calcext:value-type="float">
            <text:p>1064.3</text:p>
          </table:table-cell>
          <table:table-cell table:style-name="ce20" office:value-type="float" office:value="4195.394178" calcext:value-type="float">
            <text:p>4195.4</text:p>
          </table:table-cell>
          <table:table-cell table:formula="of:=[.U8]/[.U$6]*100" office:value-type="float" office:value="96.8260715550833" calcext:value-type="float">
            <text:p>96.8260715550833</text:p>
          </table:table-cell>
          <table:table-cell table:formula="of:=[.V8]/[.V$6]*100" office:value-type="float" office:value="95.0037762452107" calcext:value-type="float">
            <text:p>95.0037762452107</text:p>
          </table:table-cell>
          <table:table-cell table:formula="of:=[.W8]/[.W$6]*100" office:value-type="float" office:value="96.0488792766331" calcext:value-type="float">
            <text:p>96.0488792766331</text:p>
          </table:table-cell>
          <table:table-cell table:formula="of:=[.X8]/[.X$6]*100" office:value-type="float" office:value="99.4986698672206" calcext:value-type="float">
            <text:p>99.4986698672206</text:p>
          </table:table-cell>
          <table:table-cell table:formula="of:=[.Y8]/[.Y$6]*100" office:value-type="float" office:value="96.9570528667571" calcext:value-type="float">
            <text:p>96.9570528667571</text:p>
          </table:table-cell>
          <table:table-cell table:formula="of:=[.V8]/([.W8]-[.V8])" office:value-type="float" office:value="1.24017335348861" calcext:value-type="float">
            <text:p>1.24017335348861</text:p>
          </table:table-cell>
          <table:table-cell table:formula="of:=[.X8]/([.Y8]-[.X8])" office:value-type="float" office:value="0.339919778603452" calcext:value-type="float">
            <text:p>0.339919778603452</text:p>
          </table:table-cell>
          <table:table-cell table:number-columns-repeated="10"/>
          <table:table-cell table:style-name="ce9" table:number-columns-repeated="982"/>
        </table:table-row>
        <table:table-row table:style-name="ro2">
          <table:table-cell/>
          <table:table-cell table:style-name="ce5" office:value-type="string" calcext:value-type="string">
            <text:p>w_cats_d4</text:p>
          </table:table-cell>
          <table:table-cell table:style-name="ce5" office:value-type="float" office:value="463348" calcext:value-type="float">
            <text:p>463348</text:p>
          </table:table-cell>
          <table:table-cell table:style-name="ce5" table:number-columns-repeated="5"/>
          <table:table-cell office:value-type="string" calcext:value-type="string">
            <text:p>+tac+sum</text:p>
          </table:table-cell>
          <table:table-cell office:value-type="float" office:value="23618" calcext:value-type="float">
            <text:p>23618</text:p>
          </table:table-cell>
          <table:table-cell table:number-columns-repeated="9"/>
          <table:table-cell table:style-name="ce19" office:value-type="string" calcext:value-type="string">
            <text:p>1 &amp;2</text:p>
          </table:table-cell>
          <table:table-cell office:value-type="float" office:value="25717" calcext:value-type="float">
            <text:p>25717</text:p>
          </table:table-cell>
          <table:table-cell table:style-name="ce20" office:value-type="float" office:value="931.535396" calcext:value-type="float">
            <text:p>931.5</text:p>
          </table:table-cell>
          <table:table-cell table:style-name="ce20" office:value-type="float" office:value="1684.718134" calcext:value-type="float">
            <text:p>1684.7</text:p>
          </table:table-cell>
          <table:table-cell table:style-name="ce20" office:value-type="float" office:value="1005.824689" calcext:value-type="float">
            <text:p>1005.8</text:p>
          </table:table-cell>
          <table:table-cell table:style-name="ce20" office:value-type="float" office:value="3944.631098" calcext:value-type="float">
            <text:p>3944.6</text:p>
          </table:table-cell>
          <table:table-cell table:formula="of:=[.U9]/[.U$6]*100" office:value-type="float" office:value="91.0981225646475" calcext:value-type="float">
            <text:p>91.0981225646475</text:p>
          </table:table-cell>
          <table:table-cell table:formula="of:=[.V9]/[.V$6]*100" office:value-type="float" office:value="89.2275283524904" calcext:value-type="float">
            <text:p>89.2275283524904</text:p>
          </table:table-cell>
          <table:table-cell table:formula="of:=[.W9]/[.W$6]*100" office:value-type="float" office:value="90.3189654316676" calcext:value-type="float">
            <text:p>90.3189654316676</text:p>
          </table:table-cell>
          <table:table-cell table:formula="of:=[.X9]/[.X$6]*100" office:value-type="float" office:value="94.0305893238326" calcext:value-type="float">
            <text:p>94.0305893238326</text:p>
          </table:table-cell>
          <table:table-cell table:formula="of:=[.Y9]/[.Y$6]*100" office:value-type="float" office:value="91.1618288250959" calcext:value-type="float">
            <text:p>91.1618288250959</text:p>
          </table:table-cell>
          <table:table-cell table:formula="of:=[.V9]/([.W9]-[.V9])" office:value-type="float" office:value="1.23679865323732" calcext:value-type="float">
            <text:p>1.23679865323732</text:p>
          </table:table-cell>
          <table:table-cell table:formula="of:=[.X9]/([.Y9]-[.X9])" office:value-type="float" office:value="0.342256191465928" calcext:value-type="float">
            <text:p>0.342256191465928</text:p>
          </table:table-cell>
          <table:table-cell table:number-columns-repeated="10"/>
          <table:table-cell table:style-name="ce10" table:number-columns-repeated="982"/>
        </table:table-row>
        <table:table-row table:style-name="ro2">
          <table:table-cell/>
          <table:table-cell table:style-name="ce3" office:value-type="string" calcext:value-type="string">
            <text:p>IC3</text:p>
          </table:table-cell>
          <table:table-cell table:style-name="ce3" table:number-columns-repeated="5"/>
          <table:table-cell table:style-name="ce3" office:value-type="float" office:value="48236" calcext:value-type="float">
            <text:p>48236</text:p>
          </table:table-cell>
          <table:table-cell office:value-type="string" calcext:value-type="string">
            <text:p>+plcenter</text:p>
          </table:table-cell>
          <table:table-cell table:number-columns-repeated="10"/>
          <table:table-cell table:style-name="ce19" office:value-type="string" calcext:value-type="string">
            <text:p>1 &amp; 2 &amp; 3 </text:p>
          </table:table-cell>
          <table:table-cell office:value-type="float" office:value="25433" calcext:value-type="float">
            <text:p>25433</text:p>
          </table:table-cell>
          <table:table-cell table:style-name="ce20" office:value-type="float" office:value="930.968176" calcext:value-type="float">
            <text:p>931.0</text:p>
          </table:table-cell>
          <table:table-cell table:style-name="ce20" office:value-type="float" office:value="1666.91317" calcext:value-type="float">
            <text:p>1666.9</text:p>
          </table:table-cell>
          <table:table-cell table:style-name="ce20" office:value-type="float" office:value="1003.088921" calcext:value-type="float">
            <text:p>1003.1</text:p>
          </table:table-cell>
          <table:table-cell table:style-name="ce20" office:value-type="float" office:value="3897.095491" calcext:value-type="float">
            <text:p>3897.1</text:p>
          </table:table-cell>
          <table:table-cell table:formula="of:=[.U10]/[.U$6]*100" office:value-type="float" office:value="90.0921006021962" calcext:value-type="float">
            <text:p>90.0921006021962</text:p>
          </table:table-cell>
          <table:table-cell table:formula="of:=[.V10]/[.V$6]*100" office:value-type="float" office:value="89.1731969348659" calcext:value-type="float">
            <text:p>89.1731969348659</text:p>
          </table:table-cell>
          <table:table-cell table:formula="of:=[.W10]/[.W$6]*100" office:value-type="float" office:value="89.3644283518001" calcext:value-type="float">
            <text:p>89.3644283518001</text:p>
          </table:table-cell>
          <table:table-cell table:formula="of:=[.X10]/[.X$6]*100" office:value-type="float" office:value="93.7748331467308" calcext:value-type="float">
            <text:p>93.7748331467308</text:p>
          </table:table-cell>
          <table:table-cell table:formula="of:=[.Y10]/[.Y$6]*100" office:value-type="float" office:value="90.0632640263171" calcext:value-type="float">
            <text:p>90.0632640263171</text:p>
          </table:table-cell>
          <table:table-cell table:formula="of:=[.V10]/([.W10]-[.V10])" office:value-type="float" office:value="1.26499695437836" calcext:value-type="float">
            <text:p>1.26499695437836</text:p>
          </table:table-cell>
          <table:table-cell table:formula="of:=[.X10]/([.Y10]-[.X10])" office:value-type="float" office:value="0.34660906834085" calcext:value-type="float">
            <text:p>0.34660906834085</text:p>
          </table:table-cell>
          <table:table-cell table:number-columns-repeated="10"/>
          <table:table-cell table:style-name="ce8" table:number-columns-repeated="982"/>
        </table:table-row>
        <table:table-row table:style-name="ro2">
          <table:table-cell/>
          <table:table-cell table:style-name="ce4" office:value-type="string" calcext:value-type="string">
            <text:p>w cats_pl</text:p>
          </table:table-cell>
          <table:table-cell table:style-name="ce4" table:number-columns-repeated="5"/>
          <table:table-cell table:style-name="ce4" office:value-type="float" office:value="28230" calcext:value-type="float">
            <text:p>28230</text:p>
          </table:table-cell>
          <table:table-cell table:number-columns-repeated="11"/>
          <table:table-cell table:style-name="ce19" office:value-type="string" calcext:value-type="string">
            <text:p>1 &amp; 2 &amp; 3 &amp; 4 </text:p>
          </table:table-cell>
          <table:table-cell office:value-type="float" office:value="25051" calcext:value-type="float">
            <text:p>25051</text:p>
          </table:table-cell>
          <table:table-cell table:style-name="ce20" office:value-type="float" office:value="919.417509" calcext:value-type="float">
            <text:p>919.4</text:p>
          </table:table-cell>
          <table:table-cell table:style-name="ce20" office:value-type="float" office:value="1647.249619" calcext:value-type="float">
            <text:p>1647.2</text:p>
          </table:table-cell>
          <table:table-cell table:style-name="ce20" office:value-type="float" office:value="995.099188" calcext:value-type="float">
            <text:p>995.1</text:p>
          </table:table-cell>
          <table:table-cell table:style-name="ce20" office:value-type="float" office:value="3836.510369" calcext:value-type="float">
            <text:p>3836.5</text:p>
          </table:table-cell>
          <table:table-cell table:formula="of:=[.U11]/[.U$6]*100" office:value-type="float" office:value="88.7389302160822" calcext:value-type="float">
            <text:p>88.7389302160822</text:p>
          </table:table-cell>
          <table:table-cell table:formula="of:=[.V11]/[.V$6]*100" office:value-type="float" office:value="88.0668112068966" calcext:value-type="float">
            <text:p>88.0668112068966</text:p>
          </table:table-cell>
          <table:table-cell table:formula="of:=[.W11]/[.W$6]*100" office:value-type="float" office:value="88.3102510700396" calcext:value-type="float">
            <text:p>88.3102510700396</text:p>
          </table:table-cell>
          <table:table-cell table:formula="of:=[.X11]/[.X$6]*100" office:value-type="float" office:value="93.0279044714395" calcext:value-type="float">
            <text:p>93.0279044714395</text:p>
          </table:table-cell>
          <table:table-cell table:formula="of:=[.Y11]/[.Y$6]*100" office:value-type="float" office:value="88.6631202907187" calcext:value-type="float">
            <text:p>88.6631202907187</text:p>
          </table:table-cell>
          <table:table-cell table:formula="of:=[.V11]/([.W11]-[.V11])" office:value-type="float" office:value="1.26322746189365" calcext:value-type="float">
            <text:p>1.26322746189365</text:p>
          </table:table-cell>
          <table:table-cell table:formula="of:=[.X11]/([.Y11]-[.X11])" office:value-type="float" office:value="0.35021301902873" calcext:value-type="float">
            <text:p>0.35021301902873</text:p>
          </table:table-cell>
          <table:table-cell table:number-columns-repeated="10"/>
          <table:table-cell table:style-name="ce9" table:number-columns-repeated="982"/>
        </table:table-row>
        <table:table-row table:style-name="ro2">
          <table:table-cell/>
          <table:table-cell table:style-name="ce5" office:value-type="string" calcext:value-type="string">
            <text:p>w_cats_d4</text:p>
          </table:table-cell>
          <table:table-cell table:style-name="ce5" table:number-columns-repeated="6"/>
          <table:table-cell table:number-columns-repeated="11"/>
          <table:table-cell table:style-name="ce19" office:value-type="string" calcext:value-type="string">
            <text:p>1&amp; 2 &amp;3 &amp;4 &amp;5 </text:p>
          </table:table-cell>
          <table:table-cell office:value-type="float" office:value="23856" calcext:value-type="float">
            <text:p>23856</text:p>
          </table:table-cell>
          <table:table-cell table:style-name="ce20" office:value-type="float" office:value="867.635477" calcext:value-type="float">
            <text:p>867.6</text:p>
          </table:table-cell>
          <table:table-cell table:style-name="ce20" office:value-type="float" office:value="1562.109201" calcext:value-type="float">
            <text:p>1562.1</text:p>
          </table:table-cell>
          <table:table-cell table:style-name="ce20" office:value-type="float" office:value="948.794728" calcext:value-type="float">
            <text:p>948.8</text:p>
          </table:table-cell>
          <table:table-cell table:style-name="ce20" office:value-type="float" office:value="3663.38385" calcext:value-type="float">
            <text:p>3663.4</text:p>
          </table:table-cell>
          <table:table-cell table:formula="of:=[.U12]/[.U$6]*100" office:value-type="float" office:value="84.5058448459086" calcext:value-type="float">
            <text:p>84.5058448459086</text:p>
          </table:table-cell>
          <table:table-cell table:formula="of:=[.V12]/[.V$6]*100" office:value-type="float" office:value="83.1068464559387" calcext:value-type="float">
            <text:p>83.1068464559387</text:p>
          </table:table-cell>
          <table:table-cell table:formula="of:=[.W12]/[.W$6]*100" office:value-type="float" office:value="83.7458112892901" calcext:value-type="float">
            <text:p>83.7458112892901</text:p>
          </table:table-cell>
          <table:table-cell table:formula="of:=[.X12]/[.X$6]*100" office:value-type="float" office:value="88.6990828490048" calcext:value-type="float">
            <text:p>88.6990828490048</text:p>
          </table:table-cell>
          <table:table-cell table:formula="of:=[.Y12]/[.Y$6]*100" office:value-type="float" office:value="84.6621048096602" calcext:value-type="float">
            <text:p>84.6621048096602</text:p>
          </table:table-cell>
          <table:table-cell table:formula="of:=[.V12]/([.W12]-[.V12])" office:value-type="float" office:value="1.24934241140562" calcext:value-type="float">
            <text:p>1.24934241140562</text:p>
          </table:table-cell>
          <table:table-cell table:formula="of:=[.X12]/([.Y12]-[.X12])" office:value-type="float" office:value="0.349516882798442" calcext:value-type="float">
            <text:p>0.349516882798442</text:p>
          </table:table-cell>
          <table:table-cell table:number-columns-repeated="10"/>
          <table:table-cell table:style-name="ce10" table:number-columns-repeated="982"/>
        </table:table-row>
        <table:table-row table:style-name="ro2">
          <table:table-cell/>
          <table:table-cell table:style-name="ce3" office:value-type="string" calcext:value-type="string">
            <text:p>IC4</text:p>
          </table:table-cell>
          <table:table-cell table:style-name="ce3" table:number-columns-repeated="5"/>
          <table:table-cell table:style-name="ce3" office:value-type="float" office:value="47004" calcext:value-type="float">
            <text:p>47004</text:p>
          </table:table-cell>
          <table:table-cell table:number-columns-repeated="11"/>
          <table:table-cell office:value-type="string" calcext:value-type="string">
            <text:p>plcenter</text:p>
          </table:table-cell>
          <table:table-cell office:value-type="float" office:value="27385" calcext:value-type="float">
            <text:p>27385</text:p>
          </table:table-cell>
          <table:table-cell office:value-type="float" office:value="991.904671" calcext:value-type="float">
            <text:p>991.904671</text:p>
          </table:table-cell>
          <table:table-cell office:value-type="float" office:value="1748.434384" calcext:value-type="float">
            <text:p>1748.434384</text:p>
          </table:table-cell>
          <table:table-cell office:value-type="float" office:value="1155.801322" calcext:value-type="float">
            <text:p>1155.801322</text:p>
          </table:table-cell>
          <table:table-cell office:value-type="float" office:value="4158.055365" calcext:value-type="float">
            <text:p>4158.055365</text:p>
          </table:table-cell>
          <table:table-cell table:number-columns-repeated="5"/>
          <table:table-cell table:formula="of:=[.V13]/([.W13]-[.V13])" office:value-type="float" office:value="1.3111245387397" calcext:value-type="float">
            <text:p>1.3111245387397</text:p>
          </table:table-cell>
          <table:table-cell table:formula="of:=[.X13]/([.Y13]-[.X13])" office:value-type="float" office:value="0.38497785512017" calcext:value-type="float">
            <text:p>0.38497785512017</text:p>
          </table:table-cell>
          <table:table-cell table:number-columns-repeated="10"/>
          <table:table-cell table:style-name="ce8" table:number-columns-repeated="982"/>
        </table:table-row>
        <table:table-row table:style-name="ro2">
          <table:table-cell/>
          <table:table-cell table:style-name="ce4" office:value-type="string" calcext:value-type="string">
            <text:p>w cats_pl</text:p>
          </table:table-cell>
          <table:table-cell table:style-name="ce4" table:number-columns-repeated="5"/>
          <table:table-cell table:style-name="ce4" office:value-type="float" office:value="28087" calcext:value-type="float">
            <text:p>28087</text:p>
          </table:table-cell>
          <table:table-cell table:number-columns-repeated="11"/>
          <table:table-cell office:value-type="string" calcext:value-type="string">
            <text:p>Ic_3 plcent</text:p>
          </table:table-cell>
          <table:table-cell office:value-type="float" office:value="23913" calcext:value-type="float">
            <text:p>23913</text:p>
          </table:table-cell>
          <table:table-cell office:value-type="float" office:value="874.20717" calcext:value-type="float">
            <text:p>874.20717</text:p>
          </table:table-cell>
          <table:table-cell office:value-type="float" office:value="1519" calcext:value-type="float">
            <text:p>1519</text:p>
          </table:table-cell>
          <table:table-cell office:value-type="float" office:value="998.985519" calcext:value-type="float">
            <text:p>998.985519</text:p>
          </table:table-cell>
          <table:table-cell office:value-type="float" office:value="3608.582768" calcext:value-type="float">
            <text:p>3608.582768</text:p>
          </table:table-cell>
          <table:table-cell table:number-columns-repeated="5"/>
          <table:table-cell table:formula="of:=[.V14]/([.W14]-[.V14])" office:value-type="float" office:value="1.35579542657135" calcext:value-type="float">
            <text:p>1.35579542657135</text:p>
          </table:table-cell>
          <table:table-cell table:formula="of:=[.X14]/([.Y14]-[.X14])" office:value-type="float" office:value="0.382812144434476" calcext:value-type="float">
            <text:p>0.382812144434476</text:p>
          </table:table-cell>
          <table:table-cell table:number-columns-repeated="10"/>
          <table:table-cell table:style-name="ce9" table:number-columns-repeated="982"/>
        </table:table-row>
        <table:table-row table:style-name="ro2">
          <table:table-cell/>
          <table:table-cell table:style-name="ce5" office:value-type="string" calcext:value-type="string">
            <text:p>w_cats_d4</text:p>
          </table:table-cell>
          <table:table-cell table:style-name="ce5" table:number-columns-repeated="6"/>
          <table:table-cell table:number-columns-repeated="11"/>
          <table:table-cell office:value-type="string" calcext:value-type="string">
            <text:p>ic all pl cent</text:p>
          </table:table-cell>
          <table:table-cell office:value-type="float" office:value="20228" calcext:value-type="float">
            <text:p>20228</text:p>
          </table:table-cell>
          <table:table-cell office:value-type="float" office:value="710.048188" calcext:value-type="float">
            <text:p>710.048188</text:p>
          </table:table-cell>
          <table:table-cell office:value-type="float" office:value="1259.691216" calcext:value-type="float">
            <text:p>1259.691216</text:p>
          </table:table-cell>
          <table:table-cell table:number-columns-repeated="7"/>
          <table:table-cell table:formula="of:=[.V15]/([.W15]-[.V15])" office:value-type="float" office:value="1.29183515814559" calcext:value-type="float">
            <text:p>1.29183515814559</text:p>
          </table:table-cell>
          <table:table-cell table:formula="of:=[.X15]/([.Y15]-[.X15])" office:value-type="string" office:string-value="" calcext:value-type="error">
            <text:p>#DIV/0!</text:p>
          </table:table-cell>
          <table:table-cell table:number-columns-repeated="10"/>
          <table:table-cell table:style-name="ce10" table:number-columns-repeated="982"/>
        </table:table-row>
        <table:table-row table:style-name="ro2">
          <table:table-cell/>
          <table:table-cell table:style-name="ce3" office:value-type="string" calcext:value-type="string">
            <text:p>IC5</text:p>
          </table:table-cell>
          <table:table-cell table:style-name="ce3" table:number-columns-repeated="5"/>
          <table:table-cell table:style-name="ce3" office:value-type="float" office:value="38742" calcext:value-type="float">
            <text:p>38742</text:p>
          </table:table-cell>
          <table:table-cell table:number-columns-repeated="34"/>
          <table:table-cell table:style-name="ce8" table:number-columns-repeated="982"/>
        </table:table-row>
        <table:table-row table:style-name="ro2">
          <table:table-cell/>
          <table:table-cell table:style-name="ce4" office:value-type="string" calcext:value-type="string">
            <text:p>w cats_pl</text:p>
          </table:table-cell>
          <table:table-cell table:style-name="ce4" table:number-columns-repeated="5"/>
          <table:table-cell table:style-name="ce4" office:value-type="float" office:value="27334" calcext:value-type="float">
            <text:p>27334</text:p>
          </table:table-cell>
          <table:table-cell table:number-columns-repeated="34"/>
          <table:table-cell table:style-name="ce9" table:number-columns-repeated="982"/>
        </table:table-row>
        <table:table-row table:style-name="ro2">
          <table:table-cell/>
          <table:table-cell table:style-name="ce5" office:value-type="string" calcext:value-type="string">
            <text:p>w_cats_d4</text:p>
          </table:table-cell>
          <table:table-cell table:style-name="ce5" table:number-columns-repeated="6"/>
          <table:table-cell table:number-columns-repeated="34"/>
          <table:table-cell table:style-name="ce10" table:number-columns-repeated="982"/>
        </table:table-row>
        <table:table-row table:style-name="ro1">
          <table:table-cell/>
          <table:table-cell office:value-type="string" calcext:value-type="string">
            <text:p>plcenter+icsum</text:p>
          </table:table-cell>
          <table:table-cell office:value-type="float" office:value="179336" calcext:value-type="float">
            <text:p>179336</text:p>
          </table:table-cell>
          <table:table-cell office:value-type="string" calcext:value-type="string">
            <text:p>mg_Elab</text:p>
          </table:table-cell>
          <table:table-cell office:value-type="float" office:value="20061" calcext:value-type="float">
            <text:p>20061</text:p>
          </table:table-cell>
          <table:table-cell office:value-type="string" calcext:value-type="string">
            <text:p>Mg_Ex</text:p>
          </table:table-cell>
          <table:table-cell office:value-type="float" office:value="4665" calcext:value-type="float">
            <text:p>466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c1+plcenter</text:p>
          </table:table-cell>
          <table:table-cell office:value-type="float" office:value="194773" calcext:value-type="float">
            <text:p>194773</text:p>
          </table:table-cell>
          <table:table-cell/>
          <table:table-cell office:value-type="float" office:value="21896" calcext:value-type="float">
            <text:p>21896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5T18:29:49.588260742</meta:creation-date>
    <dc:date>2025-03-12T15:21:12.733522215</dc:date>
    <meta:editing-duration>P1DT2M39S</meta:editing-duration>
    <meta:editing-cycles>8</meta:editing-cycles>
    <meta:generator>LibreOffice/7.3.7.2$Linux_X86_64 LibreOffice_project/30$Build-2</meta:generator>
    <meta:document-statistic meta:table-count="1" meta:cell-count="249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 chart:data-label-number="value" chart:data-label-text="false" chart:data-label-symbol="false" chart:data-label-series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 chart:data-label-series="false" chart:label-position="botto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23cm" svg:height="12.504cm" xlink:href=".." xlink:type="simple" chart:class="chart:scatter" chart:style-name="ch1">
        <chart:title svg:x="6.812cm" svg:y="0.386cm" chart:style-name="ch2">
          <text:p>MG_Ex statistics with ionisation chambers</text:p>
        </chart:title>
        <chart:subtitle svg:x="8.346cm" svg:y="1.415cm" chart:style-name="ch3">
          <text:p>each point requires one more ic</text:p>
        </chart:subtitle>
        <chart:legend chart:legend-position="end" svg:x="15.169cm" svg:y="2.349cm" style:legend-expansion="custom" svg:width="2.852cm" svg:height="1.522cm" style:legend-expansion-aspect-ratio="1.87385019710907" chart:style-name="ch4"/>
        <chart:plot-area chart:style-name="ch5" table:cell-range-address="IC_1.I3:IC_1.K8" chart:data-source-has-labels="both" svg:x="1.455cm" svg:y="2.348cm" svg:width="19.457cm" svg:height="8.924cm">
          <chart:coordinate-region svg:x="2.632cm" svg:y="2.547cm" svg:width="16.996cm" svg:height="8.078cm"/>
          <chart:axis chart:dimension="x" chart:name="primary-x" chart:style-name="ch6" chartooo:axis-type="auto">
            <chart:title svg:x="10.173cm" svg:y="11.522cm" chart:style-name="ch7">
              <text:p>Mg_E entry #</text:p>
            </chart:title>
            <chart:categories table:cell-range-address="IC_1.I4:IC_1.I8"/>
          </chart:axis>
          <chart:axis chart:dimension="y" chart:name="primary-y" chart:style-name="ch8">
            <chart:title svg:x="0.451cm" svg:y="8.322cm" chart:style-name="ch9">
              <text:p>Ionisation chambers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IC_1.J4:IC_1.J8" chart:label-cell-address="IC_1.J3:IC_1.J3" chart:class="chart:scatter">
            <chart:data-point chart:repeated="5"/>
          </chart:series>
          <chart:series chart:attached-axis="secondary-y" chart:style-name="ch13" chart:values-cell-range-address="IC_1.K4:IC_1.K8" chart:label-cell-address="IC_1.K3:IC_1.K3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g_Ex</text:p>
                <draw:g>
                  <svg:desc>IC_1.J3:IC_1.J3</svg:desc>
                </draw:g>
              </table:table-cell>
              <table:table-cell office:value-type="string">
                <text:p>%Mg_Ex</text:p>
                <draw:g>
                  <svg:desc>IC_1.K3:IC_1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C1</text:p>
                <draw:g>
                  <svg:desc>IC_1.I4:IC_1.I8</svg:desc>
                </draw:g>
              </table:table-cell>
              <table:table-cell office:value-type="float" office:value="26119">
                <text:p>26119</text:p>
                <draw:g>
                  <svg:desc>IC_1.J4:IC_1.J8</svg:desc>
                </draw:g>
              </table:table-cell>
              <table:table-cell office:value-type="float" office:value="100">
                <text:p>100</text:p>
                <draw:g>
                  <svg:desc>IC_1.K4:IC_1.K8</svg:desc>
                </draw:g>
              </table:table-cell>
            </table:table-row>
            <table:table-row>
              <table:table-cell office:value-type="string">
                <text:p>1+2</text:p>
              </table:table-cell>
              <table:table-cell office:value-type="float" office:value="25717">
                <text:p>25717</text:p>
              </table:table-cell>
              <table:table-cell office:value-type="float" office:value="98.460890539454">
                <text:p>98.460890539454</text:p>
              </table:table-cell>
            </table:table-row>
            <table:table-row>
              <table:table-cell office:value-type="string">
                <text:p>1+2+3</text:p>
              </table:table-cell>
              <table:table-cell office:value-type="float" office:value="25433">
                <text:p>25433</text:p>
              </table:table-cell>
              <table:table-cell office:value-type="float" office:value="97.3735594777748">
                <text:p>97.3735594777748</text:p>
              </table:table-cell>
            </table:table-row>
            <table:table-row>
              <table:table-cell office:value-type="string">
                <text:p>1+2+3+4</text:p>
              </table:table-cell>
              <table:table-cell office:value-type="float" office:value="25051">
                <text:p>25051</text:p>
              </table:table-cell>
              <table:table-cell office:value-type="float" office:value="95.9110226272063">
                <text:p>95.9110226272063</text:p>
              </table:table-cell>
            </table:table-row>
            <table:table-row>
              <table:table-cell office:value-type="string">
                <text:p>1+2+3+4+5</text:p>
              </table:table-cell>
              <table:table-cell office:value-type="float" office:value="23856">
                <text:p>23856</text:p>
              </table:table-cell>
              <table:table-cell office:value-type="float" office:value="91.3358091810559">
                <text:p>91.33580918105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  <draw:hatch draw:name="Hatching_20_1" draw:display-name="Hatching 1" draw:style="single" draw:color="#000000" draw:distance="0cm" draw:rotation="0"/>
    <draw:opacity draw:name="ChartTransparencyGradient_20_1" draw:display-name="ChartTransparencyGradient 1" draw:style="radial" draw:cx="50%" draw:cy="50%" draw:start="100%" draw:end="100%" draw:border="0%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ashed_20__28_var_29__20_3" draw:display-name="Dashed (var) 3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_20_Dot" draw:display-name="Double Dash Dot" draw:style="rect" draw:dots1="1" draw:dots1-length="800%" draw:dots2="1" draw:dots2-length="100%" draw:distance="300%"/>
    <draw:stroke-dash draw:name="Double_20_Dash_20_Dot_20__28_Rounded_29_" draw:display-name="Double Dash Dot (Rounded)" draw:style="round" draw:dots1="1" draw:dots1-length="701%" draw:dots2="1" draw:dots2-length="1%" draw:distance="399%"/>
    <draw:stroke-dash draw:name="Long_20_Dash_20__28_Rounded_29_" draw:display-name="Long Dash (Rounded)" draw:style="round" draw:dots1="1" draw:dots1-length="301%" draw:distance="399%"/>
    <draw:stroke-dash draw:name="Long_20_Dot_20__28_Rounded_29_" draw:display-name="Long Dot (Rounded)" draw:style="round" draw:dots1="1" draw:dots1-length="1%" draw:distance="399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 chart:data-label-number="value" chart:data-label-text="false" chart:data-label-symbol="false" chart:data-label-series="false"/>
    </style:style>
    <style:style style:name="ch6" style:family="chart" style:data-style-name="N0">
      <style:chart-properties chart:display-label="true" chart:logarithmic="false" chart:minimum="0.5" chart:maximum="5.5" chart:origin="0" chart:interval-major="0.5" chart:reverse-direction="false" text:line-break="false" loext:try-staggering-first="false" chart:label-arrangement="side-by-sid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3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minimum="60" chart:maximum="1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 chart:data-label-series="false" chart:label-position="botto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984cm" svg:height="15.178cm" xlink:href=".." xlink:type="simple" chart:class="chart:scatter" chart:style-name="ch1">
        <chart:title svg:x="9.281cm" svg:y="0.439cm" chart:style-name="ch2">
          <text:p>Ionisation Chamber 1 counts /percentage </text:p>
        </chart:title>
        <chart:subtitle svg:x="10.67cm" svg:y="1.521cm" chart:style-name="ch3">
          <text:p>each point requires one more IC</text:p>
        </chart:subtitle>
        <chart:legend chart:legend-position="end" svg:x="19.86cm" svg:y="0.629cm" style:legend-expansion="custom" svg:width="3.36cm" svg:height="1.508cm" style:legend-expansion-aspect-ratio="2.22811671087533" chart:style-name="ch4"/>
        <chart:plot-area chart:style-name="ch5" table:cell-range-address="IC_1.N4:IC_1.P8 IC_1.N3:IC_1.O3" chart:data-source-has-labels="both" svg:x="1.094cm" svg:y="2.446cm" svg:width="23.584cm" svg:height="9.949cm">
          <chart:coordinate-region svg:x="2.456cm" svg:y="2.645cm" svg:width="21.414cm" svg:height="9.103cm"/>
          <chart:axis chart:dimension="x" chart:name="primary-x" chart:style-name="ch6" chartooo:axis-type="auto">
            <chart:title svg:x="11.334cm" svg:y="12.698cm" chart:style-name="ch7">
              <text:p>Ionisation Chambers</text:p>
            </chart:title>
            <chart:categories table:cell-range-address="IC_1.P4:IC_1.P8"/>
          </chart:axis>
          <chart:axis chart:dimension="y" chart:name="primary-y" chart:style-name="ch8">
            <chart:title svg:x="0.33cm" svg:y="7.524cm" chart:style-name="ch9">
              <text:p>Counts in IC</text:p>
            </chart:title>
            <chart:grid chart:style-name="ch10" chart:class="major"/>
          </chart:axis>
          <chart:axis chart:dimension="y" chart:name="secondary-y" chart:style-name="ch11">
            <chart:title svg:x="24.914cm" svg:y="10.08cm" chart:style-name="ch9">
              <text:p>Percentage with respect to non conditioned IC</text:p>
            </chart:title>
          </chart:axis>
          <chart:series chart:attached-axis="secondary-y" chart:style-name="ch12" chart:values-cell-range-address="IC_1.O4:IC_1.O8" chart:label-cell-address="IC_1.O3:IC_1.O3" chart:class="chart:scatter">
            <chart:data-point chart:repeated="5"/>
          </chart:series>
          <chart:series chart:attached-axis="primary-y" chart:style-name="ch13" chart:values-cell-range-address="IC_1.N4:IC_1.N8" chart:label-cell-address="IC_1.N3:IC_1.N3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age</text:p>
                <draw:g>
                  <svg:desc>IC_1.O3:IC_1.O3</svg:desc>
                </draw:g>
              </table:table-cell>
              <table:table-cell office:value-type="string">
                <text:p>IC1 counts</text:p>
                <draw:g>
                  <svg:desc>IC_1.N3:IC_1.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IC_1.P4:IC_1.P8</svg:desc>
                </draw:g>
              </table:table-cell>
              <table:table-cell office:value-type="float" office:value="100">
                <text:p>100</text:p>
                <draw:g>
                  <svg:desc>IC_1.O4:IC_1.O8</svg:desc>
                </draw:g>
              </table:table-cell>
              <table:table-cell office:value-type="float" office:value="431252">
                <text:p>431252</text:p>
                <draw:g>
                  <svg:desc>IC_1.N4:IC_1.N8</svg:desc>
                </draw:g>
              </table:table-cell>
            </table:table-row>
            <table:table-row>
              <table:table-cell office:value-type="string">
                <text:p>1+2</text:p>
              </table:table-cell>
              <table:table-cell office:value-type="float" office:value="90.0951183994509">
                <text:p>90.0951183994509</text:p>
              </table:table-cell>
              <table:table-cell office:value-type="float" office:value="388537">
                <text:p>388537</text:p>
              </table:table-cell>
            </table:table-row>
            <table:table-row>
              <table:table-cell office:value-type="string">
                <text:p>1+2+3</text:p>
              </table:table-cell>
              <table:table-cell office:value-type="float" office:value="86.3485850500404">
                <text:p>86.3485850500404</text:p>
              </table:table-cell>
              <table:table-cell office:value-type="float" office:value="372380">
                <text:p>372380</text:p>
              </table:table-cell>
            </table:table-row>
            <table:table-row>
              <table:table-cell office:value-type="string">
                <text:p>1+2+3+4</text:p>
              </table:table-cell>
              <table:table-cell office:value-type="float" office:value="84.1336388005157">
                <text:p>84.1336388005157</text:p>
              </table:table-cell>
              <table:table-cell office:value-type="float" office:value="362828">
                <text:p>362828</text:p>
              </table:table-cell>
            </table:table-row>
            <table:table-row>
              <table:table-cell office:value-type="string">
                <text:p>1+2+3+4+5</text:p>
              </table:table-cell>
              <table:table-cell office:value-type="float" office:value="78.1638114142079">
                <text:p>78.1638114142079</text:p>
              </table:table-cell>
              <table:table-cell office:value-type="float" office:value="337083">
                <text:p>3370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  <draw:hatch draw:name="Hatching_20_1" draw:display-name="Hatching 1" draw:style="single" draw:color="#000000" draw:distance="0cm" draw:rotation="0"/>
    <draw:opacity draw:name="ChartTransparencyGradient_20_1" draw:display-name="ChartTransparencyGradient 1" draw:style="radial" draw:cx="50%" draw:cy="50%" draw:start="100%" draw:end="100%" draw:border="0%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ashed_20__28_var_29__20_3" draw:display-name="Dashed (var) 3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_20_Dot" draw:display-name="Double Dash Dot" draw:style="rect" draw:dots1="1" draw:dots1-length="800%" draw:dots2="1" draw:dots2-length="100%" draw:distance="300%"/>
    <draw:stroke-dash draw:name="Double_20_Dash_20_Dot_20__28_Rounded_29_" draw:display-name="Double Dash Dot (Rounded)" draw:style="round" draw:dots1="1" draw:dots1-length="701%" draw:dots2="1" draw:dots2-length="1%" draw:distance="399%"/>
    <draw:stroke-dash draw:name="Long_20_Dash_20__28_Rounded_29_" draw:display-name="Long Dash (Rounded)" draw:style="round" draw:dots1="1" draw:dots1-length="301%" draw:distance="399%"/>
    <draw:stroke-dash draw:name="Long_20_Dot_20__28_Rounded_29_" draw:display-name="Long Dot (Rounded)" draw:style="round" draw:dots1="1" draw:dots1-length="1%" draw:distance="399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4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origin="0" chart:text-overlap="true" chart:reverse-direction="false" text:line-break="false" loext:try-staggering-first="false" chart:link-data-style-to-source="true" loext:major-origin="0.5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24">
      <style:chart-properties chart:display-label="true" chart:logarithmic="false" chart:minimum="6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arrow-up" chart:symbol-width="0.25cm" chart:symbol-height="0.25cm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 chart:data-label-series="false" chart:label-position="botto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diamond" chart:symbol-width="0.25cm" chart:symbol-height="0.25cm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dash" draw:stroke-dash="Double_20_Dash_20_Dot"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dash" draw:stroke-dash="Double_20_Dash_20_Dot_20__28_Rounded_29_" svg:stroke-width="0.08cm" svg:stroke-color="#ff00ff" svg:stroke-linecap="round" draw:fill-color="#ff00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6.033cm" svg:height="14.158cm" xlink:href=".." xlink:type="simple" chart:class="chart:line" chart:column-mapping="2 0 1 3" chart:style-name="ch1">
        <chart:legend chart:legend-position="end" svg:x="29.847cm" svg:y="10.595cm" style:legend-expansion="custom" svg:width="6.185cm" svg:height="3.19cm" style:legend-expansion-aspect-ratio="1.93887147335423" chart:style-name="ch2"/>
        <chart:plot-area chart:style-name="ch3" table:cell-range-address="IC_1.T4:IC_1.T12 IC_1.V3:IC_1.Y12" chart:data-source-has-labels="both" svg:x="1.629cm" svg:y="0.326cm" svg:width="30.958cm" svg:height="12.927cm">
          <chart:coordinate-region svg:x="2.912cm" svg:y="0.525cm" svg:width="28.392cm" svg:height="10.07cm"/>
          <chart:axis chart:dimension="x" chart:name="primary-x" chart:style-name="ch4" chartooo:axis-type="auto">
            <chartooo:date-scale/>
            <chart:categories table:cell-range-address="IC_1.T4:IC_1.T12"/>
            <chart:grid chart:style-name="ch5" chart:class="major"/>
          </chart:axis>
          <chart:axis chart:dimension="y" chart:name="primary-y" chart:style-name="ch6">
            <chart:title svg:x="0cm" svg:y="7.786cm" chart:style-name="ch7">
              <text:p>Total integral
dashed lines</text:p>
            </chart:title>
            <chart:grid chart:style-name="ch5" chart:class="major"/>
          </chart:axis>
          <chart:axis chart:dimension="y" chart:name="secondary-y" chart:style-name="ch8">
            <chart:title svg:x="33.224cm" svg:y="7.287cm" chart:style-name="ch9">
              <text:p>Peak integral values</text:p>
            </chart:title>
          </chart:axis>
          <chart:series chart:attached-axis="secondary-y" chart:style-name="ch10" chart:values-cell-range-address="IC_1.X4:IC_1.X12" chart:label-cell-address="IC_1.X3:IC_1.X3" chart:class="chart:line">
            <chart:data-point chart:repeated="7"/>
            <chart:data-point chart:style-name="ch11"/>
            <chart:data-point/>
          </chart:series>
          <chart:series chart:attached-axis="secondary-y" chart:style-name="ch12" chart:values-cell-range-address="IC_1.V4:IC_1.V12" chart:label-cell-address="IC_1.V3:IC_1.V3" chart:class="chart:line">
            <chart:data-point chart:repeated="4"/>
            <chart:data-point chart:style-name="ch13"/>
            <chart:data-point chart:repeated="4"/>
          </chart:series>
          <chart:series chart:attached-axis="primary-y" chart:style-name="ch14" chart:values-cell-range-address="IC_1.W4:IC_1.W12" chart:label-cell-address="IC_1.W3:IC_1.W3" chart:class="chart:line">
            <chart:data-point chart:repeated="9"/>
          </chart:series>
          <chart:series chart:attached-axis="primary-y" chart:style-name="ch15" chart:values-cell-range-address="IC_1.Y4:IC_1.Y12" chart:label-cell-address="IC_1.Y3:IC_1.Y3" chart:class="chart:line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ond peak integral</text:p>
                <draw:g>
                  <svg:desc>IC_1.X3:IC_1.X3</svg:desc>
                </draw:g>
              </table:table-cell>
              <table:table-cell office:value-type="string">
                <text:p>first peak integral</text:p>
                <draw:g>
                  <svg:desc>IC_1.V3:IC_1.V3</svg:desc>
                </draw:g>
              </table:table-cell>
              <table:table-cell office:value-type="string">
                <text:p>first peak total</text:p>
                <draw:g>
                  <svg:desc>IC_1.W3:IC_1.W3</svg:desc>
                </draw:g>
              </table:table-cell>
              <table:table-cell office:value-type="string">
                <text:p>second peak total</text:p>
                <draw:g>
                  <svg:desc>IC_1.Y3:IC_1.Y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C_1</text:p>
                <draw:g>
                  <svg:desc>IC_1.T4:IC_1.T12</svg:desc>
                </draw:g>
              </table:table-cell>
              <table:table-cell office:value-type="float" office:value="1020.132934">
                <text:p>1020.132934</text:p>
                <draw:g>
                  <svg:desc>IC_1.X4:IC_1.X12</svg:desc>
                </draw:g>
              </table:table-cell>
              <table:table-cell office:value-type="float" office:value="942.825628">
                <text:p>942.825628</text:p>
                <draw:g>
                  <svg:desc>IC_1.V4:IC_1.V12</svg:desc>
                </draw:g>
              </table:table-cell>
              <table:table-cell office:value-type="float" office:value="1715.355199">
                <text:p>1715.355199</text:p>
                <draw:g>
                  <svg:desc>IC_1.W4:IC_1.W12</svg:desc>
                </draw:g>
              </table:table-cell>
              <table:table-cell office:value-type="float" office:value="4019.193726">
                <text:p>4019.193726</text:p>
                <draw:g>
                  <svg:desc>IC_1.Y4:IC_1.Y12</svg:desc>
                </draw:g>
              </table:table-cell>
            </table:table-row>
            <table:table-row>
              <table:table-cell office:value-type="string">
                <text:p>IC_2</text:p>
              </table:table-cell>
              <table:table-cell office:value-type="float" office:value="1030.686047">
                <text:p>1030.686047</text:p>
              </table:table-cell>
              <table:table-cell office:value-type="float" office:value="988.95717">
                <text:p>988.95717</text:p>
              </table:table-cell>
              <table:table-cell office:value-type="float" office:value="1809.350994">
                <text:p>1809.350994</text:p>
              </table:table-cell>
              <table:table-cell office:value-type="float" office:value="4187.342316">
                <text:p>4187.342316</text:p>
              </table:table-cell>
            </table:table-row>
            <table:table-row>
              <table:table-cell office:value-type="string">
                <text:p>IC_3</text:p>
              </table:table-cell>
              <table:table-cell office:value-type="float" office:value="1069.678172">
                <text:p>1069.678172</text:p>
              </table:table-cell>
              <table:table-cell office:value-type="float" office:value="1044">
                <text:p>1044</text:p>
              </table:table-cell>
              <table:table-cell office:value-type="float" office:value="1865.298308">
                <text:p>1865.298308</text:p>
              </table:table-cell>
              <table:table-cell office:value-type="float" office:value="4327.064462">
                <text:p>4327.064462</text:p>
              </table:table-cell>
            </table:table-row>
            <table:table-row>
              <table:table-cell office:value-type="string">
                <text:p>IC_4</text:p>
              </table:table-cell>
              <table:table-cell office:value-type="float" office:value="1078.12953">
                <text:p>1078.12953</text:p>
              </table:table-cell>
              <table:table-cell office:value-type="float" office:value="1027.573766">
                <text:p>1027.573766</text:p>
              </table:table-cell>
              <table:table-cell office:value-type="float" office:value="1863.779">
                <text:p>1863.779</text:p>
              </table:table-cell>
              <table:table-cell office:value-type="float" office:value="4298.718136">
                <text:p>4298.718136</text:p>
              </table:table-cell>
            </table:table-row>
            <table:table-row>
              <table:table-cell office:value-type="string">
                <text:p>IC_5</text:p>
              </table:table-cell>
              <table:table-cell office:value-type="float" office:value="1064.315553">
                <text:p>1064.315553</text:p>
              </table:table-cell>
              <table:table-cell office:value-type="float" office:value="991.839424">
                <text:p>991.839424</text:p>
              </table:table-cell>
              <table:table-cell office:value-type="float" office:value="1791.59812">
                <text:p>1791.59812</text:p>
              </table:table-cell>
              <table:table-cell office:value-type="float" office:value="4195.394178">
                <text:p>4195.394178</text:p>
              </table:table-cell>
            </table:table-row>
            <table:table-row>
              <table:table-cell office:value-type="string">
                <text:p>1 &amp;2</text:p>
              </table:table-cell>
              <table:table-cell office:value-type="float" office:value="1005.824689">
                <text:p>1005.824689</text:p>
              </table:table-cell>
              <table:table-cell office:value-type="float" office:value="931.535396">
                <text:p>931.535396</text:p>
              </table:table-cell>
              <table:table-cell office:value-type="float" office:value="1684.718134">
                <text:p>1684.718134</text:p>
              </table:table-cell>
              <table:table-cell office:value-type="float" office:value="3944.631098">
                <text:p>3944.631098</text:p>
              </table:table-cell>
            </table:table-row>
            <table:table-row>
              <table:table-cell office:value-type="string">
                <text:p>1 &amp; 2 &amp; 3 </text:p>
              </table:table-cell>
              <table:table-cell office:value-type="float" office:value="1003.088921">
                <text:p>1003.088921</text:p>
              </table:table-cell>
              <table:table-cell office:value-type="float" office:value="930.968176">
                <text:p>930.968176</text:p>
              </table:table-cell>
              <table:table-cell office:value-type="float" office:value="1666.91317">
                <text:p>1666.91317</text:p>
              </table:table-cell>
              <table:table-cell office:value-type="float" office:value="3897.095491">
                <text:p>3897.095491</text:p>
              </table:table-cell>
            </table:table-row>
            <table:table-row>
              <table:table-cell office:value-type="string">
                <text:p>1 &amp; 2 &amp; 3 &amp; 4 </text:p>
              </table:table-cell>
              <table:table-cell office:value-type="float" office:value="995.099188">
                <text:p>995.099188</text:p>
              </table:table-cell>
              <table:table-cell office:value-type="float" office:value="919.417509">
                <text:p>919.417509</text:p>
              </table:table-cell>
              <table:table-cell office:value-type="float" office:value="1647.249619">
                <text:p>1647.249619</text:p>
              </table:table-cell>
              <table:table-cell office:value-type="float" office:value="3836.510369">
                <text:p>3836.510369</text:p>
              </table:table-cell>
            </table:table-row>
            <table:table-row>
              <table:table-cell office:value-type="string">
                <text:p>1&amp; 2 &amp;3 &amp;4 &amp;5 </text:p>
              </table:table-cell>
              <table:table-cell office:value-type="float" office:value="948.794728">
                <text:p>948.794728</text:p>
              </table:table-cell>
              <table:table-cell office:value-type="float" office:value="867.635477">
                <text:p>867.635477</text:p>
              </table:table-cell>
              <table:table-cell office:value-type="float" office:value="1562.109201">
                <text:p>1562.109201</text:p>
              </table:table-cell>
              <table:table-cell office:value-type="float" office:value="3663.38385">
                <text:p>3663.383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  <draw:hatch draw:name="Hatching_20_1" draw:display-name="Hatching 1" draw:style="single" draw:color="#000000" draw:distance="0cm" draw:rotation="0"/>
    <draw:opacity draw:name="ChartTransparencyGradient_20_1" draw:display-name="ChartTransparencyGradient 1" draw:style="radial" draw:cx="50%" draw:cy="50%" draw:start="100%" draw:end="100%" draw:border="0%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ashed_20__28_var_29__20_3" draw:display-name="Dashed (var) 3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_20_Dot" draw:display-name="Double Dash Dot" draw:style="rect" draw:dots1="1" draw:dots1-length="800%" draw:dots2="1" draw:dots2-length="100%" draw:distance="300%"/>
    <draw:stroke-dash draw:name="Double_20_Dash_20_Dot_20__28_Rounded_29_" draw:display-name="Double Dash Dot (Rounded)" draw:style="round" draw:dots1="1" draw:dots1-length="701%" draw:dots2="1" draw:dots2-length="1%" draw:distance="399%"/>
    <draw:stroke-dash draw:name="Long_20_Dash_20__28_Rounded_29_" draw:display-name="Long Dash (Rounded)" draw:style="round" draw:dots1="1" draw:dots1-length="301%" draw:distance="399%"/>
    <draw:stroke-dash draw:name="Long_20_Dot_20__28_Rounded_29_" draw:display-name="Long Dot (Rounded)" draw:style="round" draw:dots1="1" draw:dots1-length="1%" draw:distance="399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text-overlap="true" chart:reverse-direction="false" text:line-break="false" loext:try-staggering-first="false" chart:link-data-style-to-source="true" loext:major-origin="0.5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23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6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image" chart:symbol-width="0.25cm" chart:symbol-height="0.25cm" chart:link-data-style-to-source="true" chart:data-label-number="value" chart:data-label-text="false" chart:data-label-symbol="false" chart:data-label-series="false" chart:label-position="top">
        <chart:symbol-image xlink:href="Pictures/100000010000001200000012D752B76B605F7EF8.gif"/>
      </style:chart-properties>
      <style:graphic-properties draw:stroke="dash" draw:stroke-dash="Dot" svg:stroke-width="0.08cm" svg:stroke-color="#a483b6" draw:fill-color="#a483b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image" chart:symbol-width="0.25cm" chart:symbol-height="0.25cm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033cm" svg:height="14.158cm" xlink:href=".." xlink:type="simple" chart:class="chart:line" chart:column-mapping="0 2 1" chart:style-name="ch1">
        <chart:legend chart:legend-position="end" svg:x="29.847cm" svg:y="10.967cm" style:legend-expansion="custom" svg:width="6.185cm" svg:height="3.19cm" style:legend-expansion-aspect-ratio="1.93887147335423" chart:style-name="ch2"/>
        <chart:plot-area chart:style-name="ch3" table:cell-range-address="IC_1.T4:IC_1.V12 IC_1.T3:IC_1.V3 IC_1.X3:IC_1.X12" chart:data-source-has-labels="both" svg:x="1.735cm" svg:y="0.325cm" svg:width="31.621cm" svg:height="12.929cm">
          <chart:coordinate-region svg:x="2.912cm" svg:y="0.525cm" svg:width="29.16cm" svg:height="10.071cm"/>
          <chart:axis chart:dimension="x" chart:name="primary-x" chart:style-name="ch4" chartooo:axis-type="auto">
            <chartooo:date-scale/>
            <chart:categories table:cell-range-address="IC_1.T4:IC_1.T12"/>
            <chart:grid chart:style-name="ch5" chart:class="major"/>
          </chart:axis>
          <chart:axis chart:dimension="y" chart:name="primary-y" chart:style-name="ch6">
            <chart:title svg:x="0.455cm" svg:y="8.751cm" chart:style-name="ch7">
              <text:p>Number of Entry in MG_Ex</text:p>
            </chart:title>
            <chart:grid chart:style-name="ch5" chart:class="major"/>
          </chart:axis>
          <chart:axis chart:dimension="y" chart:name="secondary-y" chart:style-name="ch8">
            <chart:title svg:x="34.076cm" svg:y="8.315cm" chart:style-name="ch7">
              <text:p>Peak integral values</text:p>
            </chart:title>
          </chart:axis>
          <chart:series chart:attached-axis="primary-y" chart:style-name="ch9" chart:values-cell-range-address="IC_1.U4:IC_1.U12" chart:label-cell-address="IC_1.U3:IC_1.U3" chart:class="chart:line">
            <chart:data-point chart:repeated="2"/>
            <chart:data-point chart:style-name="ch10"/>
            <chart:data-point chart:repeated="6"/>
          </chart:series>
          <chart:series chart:attached-axis="secondary-y" chart:style-name="ch11" chart:values-cell-range-address="IC_1.X4:IC_1.X12" chart:label-cell-address="IC_1.X3:IC_1.X3" chart:class="chart:line">
            <chart:data-point chart:repeated="9"/>
          </chart:series>
          <chart:series chart:attached-axis="secondary-y" chart:style-name="ch12" chart:values-cell-range-address="IC_1.V4:IC_1.V12" chart:label-cell-address="IC_1.V3:IC_1.V3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G_Ex entry</text:p>
                <draw:g>
                  <svg:desc>IC_1.U3:IC_1.U3</svg:desc>
                </draw:g>
              </table:table-cell>
              <table:table-cell office:value-type="string">
                <text:p>second peak integral</text:p>
                <draw:g>
                  <svg:desc>IC_1.X3:IC_1.X3</svg:desc>
                </draw:g>
              </table:table-cell>
              <table:table-cell office:value-type="string">
                <text:p>first peak integral</text:p>
                <draw:g>
                  <svg:desc>IC_1.V3:IC_1.V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C_1</text:p>
                <draw:g>
                  <svg:desc>IC_1.T4:IC_1.T12</svg:desc>
                </draw:g>
              </table:table-cell>
              <table:table-cell office:value-type="float" office:value="26119">
                <text:p>26119</text:p>
                <draw:g>
                  <svg:desc>IC_1.U4:IC_1.U12</svg:desc>
                </draw:g>
              </table:table-cell>
              <table:table-cell office:value-type="float" office:value="1020.132934">
                <text:p>1020.132934</text:p>
                <draw:g>
                  <svg:desc>IC_1.X4:IC_1.X12</svg:desc>
                </draw:g>
              </table:table-cell>
              <table:table-cell office:value-type="float" office:value="942.825628">
                <text:p>942.825628</text:p>
                <draw:g>
                  <svg:desc>IC_1.V4:IC_1.V12</svg:desc>
                </draw:g>
              </table:table-cell>
            </table:table-row>
            <table:table-row>
              <table:table-cell office:value-type="string">
                <text:p>IC_2</text:p>
              </table:table-cell>
              <table:table-cell office:value-type="float" office:value="27428">
                <text:p>27428</text:p>
              </table:table-cell>
              <table:table-cell office:value-type="float" office:value="1030.686047">
                <text:p>1030.686047</text:p>
              </table:table-cell>
              <table:table-cell office:value-type="float" office:value="988.95717">
                <text:p>988.95717</text:p>
              </table:table-cell>
            </table:table-row>
            <table:table-row>
              <table:table-cell office:value-type="string">
                <text:p>IC_3</text:p>
              </table:table-cell>
              <table:table-cell office:value-type="float" office:value="28230">
                <text:p>28230</text:p>
              </table:table-cell>
              <table:table-cell office:value-type="float" office:value="1069.678172">
                <text:p>1069.678172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IC_4</text:p>
              </table:table-cell>
              <table:table-cell office:value-type="float" office:value="28087">
                <text:p>28087</text:p>
              </table:table-cell>
              <table:table-cell office:value-type="float" office:value="1078.12953">
                <text:p>1078.12953</text:p>
              </table:table-cell>
              <table:table-cell office:value-type="float" office:value="1027.573766">
                <text:p>1027.573766</text:p>
              </table:table-cell>
            </table:table-row>
            <table:table-row>
              <table:table-cell office:value-type="string">
                <text:p>IC_5</text:p>
              </table:table-cell>
              <table:table-cell office:value-type="float" office:value="27334">
                <text:p>27334</text:p>
              </table:table-cell>
              <table:table-cell office:value-type="float" office:value="1064.315553">
                <text:p>1064.315553</text:p>
              </table:table-cell>
              <table:table-cell office:value-type="float" office:value="991.839424">
                <text:p>991.839424</text:p>
              </table:table-cell>
            </table:table-row>
            <table:table-row>
              <table:table-cell office:value-type="string">
                <text:p>1 &amp;2</text:p>
              </table:table-cell>
              <table:table-cell office:value-type="float" office:value="25717">
                <text:p>25717</text:p>
              </table:table-cell>
              <table:table-cell office:value-type="float" office:value="1005.824689">
                <text:p>1005.824689</text:p>
              </table:table-cell>
              <table:table-cell office:value-type="float" office:value="931.535396">
                <text:p>931.535396</text:p>
              </table:table-cell>
            </table:table-row>
            <table:table-row>
              <table:table-cell office:value-type="string">
                <text:p>1 &amp; 2 &amp; 3 </text:p>
              </table:table-cell>
              <table:table-cell office:value-type="float" office:value="25433">
                <text:p>25433</text:p>
              </table:table-cell>
              <table:table-cell office:value-type="float" office:value="1003.088921">
                <text:p>1003.088921</text:p>
              </table:table-cell>
              <table:table-cell office:value-type="float" office:value="930.968176">
                <text:p>930.968176</text:p>
              </table:table-cell>
            </table:table-row>
            <table:table-row>
              <table:table-cell office:value-type="string">
                <text:p>1 &amp; 2 &amp; 3 &amp; 4 </text:p>
              </table:table-cell>
              <table:table-cell office:value-type="float" office:value="25051">
                <text:p>25051</text:p>
              </table:table-cell>
              <table:table-cell office:value-type="float" office:value="995.099188">
                <text:p>995.099188</text:p>
              </table:table-cell>
              <table:table-cell office:value-type="float" office:value="919.417509">
                <text:p>919.417509</text:p>
              </table:table-cell>
            </table:table-row>
            <table:table-row>
              <table:table-cell office:value-type="string">
                <text:p>1&amp; 2 &amp;3 &amp;4 &amp;5 </text:p>
              </table:table-cell>
              <table:table-cell office:value-type="float" office:value="23856">
                <text:p>23856</text:p>
              </table:table-cell>
              <table:table-cell office:value-type="float" office:value="948.794728">
                <text:p>948.794728</text:p>
              </table:table-cell>
              <table:table-cell office:value-type="float" office:value="867.635477">
                <text:p>867.63547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  <draw:hatch draw:name="Hatching_20_1" draw:display-name="Hatching 1" draw:style="single" draw:color="#000000" draw:distance="0cm" draw:rotation="0"/>
    <draw:opacity draw:name="ChartTransparencyGradient_20_1" draw:display-name="ChartTransparencyGradient 1" draw:style="radial" draw:cx="50%" draw:cy="50%" draw:start="100%" draw:end="100%" draw:border="0%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ashed_20__28_var_29__20_3" draw:display-name="Dashed (var) 3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_20_Dot" draw:display-name="Double Dash Dot" draw:style="rect" draw:dots1="1" draw:dots1-length="800%" draw:dots2="1" draw:dots2-length="100%" draw:distance="300%"/>
    <draw:stroke-dash draw:name="Double_20_Dash_20_Dot_20__28_Rounded_29_" draw:display-name="Double Dash Dot (Rounded)" draw:style="round" draw:dots1="1" draw:dots1-length="701%" draw:dots2="1" draw:dots2-length="1%" draw:distance="399%"/>
    <draw:stroke-dash draw:name="Long_20_Dash_20__28_Rounded_29_" draw:display-name="Long Dash (Rounded)" draw:style="round" draw:dots1="1" draw:dots1-length="301%" draw:distance="399%"/>
    <draw:stroke-dash draw:name="Long_20_Dot_20__28_Rounded_29_" draw:display-name="Long Dot (Rounded)" draw:style="round" draw:dots1="1" draw:dots1-length="1%" draw:distance="399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>
        <chart:symbol-image xlink:href="Pictures/100000010000001200000012D752B76B605F7EF8.gif"/>
      </style:chart-properties>
    </style:style>
    <style:style style:name="ch4" style:family="chart" style:data-style-name="N0">
      <style:chart-properties chart:display-label="true" chart:logarithmic="false" chart:origin="0" chart:text-overlap="true" chart:reverse-direction="false" text:line-break="false" loext:try-staggering-first="false" chart:link-data-style-to-source="true" loext:major-origin="0.5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23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600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image" chart:symbol-width="0.25cm" chart:symbol-height="0.25cm" chart:link-data-style-to-source="true" chart:data-label-number="value" chart:data-label-text="false" chart:data-label-symbol="false" chart:data-label-series="false" chart:label-position="top">
        <chart:symbol-image xlink:href="Pictures/100000010000001200000012D752B76B605F7EF8.gif"/>
      </style:chart-properties>
      <style:graphic-properties draw:stroke="dash" draw:stroke-dash="Dot" svg:stroke-width="0.08cm" svg:stroke-color="#a483b6" draw:fill-color="#a483b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imag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033cm" svg:height="14.158cm" xlink:href=".." xlink:type="simple" chart:class="chart:line" chart:style-name="ch1">
        <chart:legend chart:legend-position="end" svg:x="2.912cm" svg:y="9.013cm" style:legend-expansion="custom" svg:width="6.185cm" svg:height="1.732cm" style:legend-expansion-aspect-ratio="3.57101616628176" chart:style-name="ch2"/>
        <chart:plot-area chart:style-name="ch3" table:cell-range-address="IC_1.T3:IC_1.U12" chart:data-source-has-labels="both" svg:x="1.735cm" svg:y="0.326cm" svg:width="30.337cm" svg:height="12.928cm">
          <chart:coordinate-region svg:x="2.912cm" svg:y="0.525cm" svg:width="29.16cm" svg:height="10.071cm"/>
          <chart:axis chart:dimension="x" chart:name="primary-x" chart:style-name="ch4" chartooo:axis-type="auto">
            <chartooo:date-scale/>
            <chart:categories table:cell-range-address="IC_1.T4:IC_1.T12"/>
            <chart:grid chart:style-name="ch5" chart:class="major"/>
          </chart:axis>
          <chart:axis chart:dimension="y" chart:name="primary-y" chart:style-name="ch6">
            <chart:title svg:x="0.455cm" svg:y="8.752cm" chart:style-name="ch7">
              <text:p>Number of Entry in MG_Ex</text:p>
            </chart:title>
            <chart:grid chart:style-name="ch5" chart:class="major"/>
          </chart:axis>
          <chart:axis chart:dimension="y" chart:name="secondary-y" chart:style-name="ch8">
            <chart:title svg:x="32.792cm" svg:y="8.316cm" chart:style-name="ch7">
              <text:p>Peak integral values</text:p>
            </chart:title>
          </chart:axis>
          <chart:series chart:attached-axis="primary-y" chart:style-name="ch9" chart:values-cell-range-address="IC_1.U4:IC_1.U12" chart:label-cell-address="IC_1.U3:IC_1.U3" chart:class="chart:line">
            <chart:data-point chart:repeated="2"/>
            <chart:data-point chart:style-name="ch10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G_Ex entry</text:p>
                <draw:g>
                  <svg:desc>IC_1.U3:IC_1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C_1</text:p>
                <draw:g>
                  <svg:desc>IC_1.T4:IC_1.T12</svg:desc>
                </draw:g>
              </table:table-cell>
              <table:table-cell office:value-type="float" office:value="26119">
                <text:p>26119</text:p>
                <draw:g>
                  <svg:desc>IC_1.U4:IC_1.U12</svg:desc>
                </draw:g>
              </table:table-cell>
            </table:table-row>
            <table:table-row>
              <table:table-cell office:value-type="string">
                <text:p>IC_2</text:p>
              </table:table-cell>
              <table:table-cell office:value-type="float" office:value="27428">
                <text:p>27428</text:p>
              </table:table-cell>
            </table:table-row>
            <table:table-row>
              <table:table-cell office:value-type="string">
                <text:p>IC_3</text:p>
              </table:table-cell>
              <table:table-cell office:value-type="float" office:value="28230">
                <text:p>28230</text:p>
              </table:table-cell>
            </table:table-row>
            <table:table-row>
              <table:table-cell office:value-type="string">
                <text:p>IC_4</text:p>
              </table:table-cell>
              <table:table-cell office:value-type="float" office:value="28087">
                <text:p>28087</text:p>
              </table:table-cell>
            </table:table-row>
            <table:table-row>
              <table:table-cell office:value-type="string">
                <text:p>IC_5</text:p>
              </table:table-cell>
              <table:table-cell office:value-type="float" office:value="27334">
                <text:p>27334</text:p>
              </table:table-cell>
            </table:table-row>
            <table:table-row>
              <table:table-cell office:value-type="string">
                <text:p>1 &amp;2</text:p>
              </table:table-cell>
              <table:table-cell office:value-type="float" office:value="25717">
                <text:p>25717</text:p>
              </table:table-cell>
            </table:table-row>
            <table:table-row>
              <table:table-cell office:value-type="string">
                <text:p>1 &amp; 2 &amp; 3 </text:p>
              </table:table-cell>
              <table:table-cell office:value-type="float" office:value="25433">
                <text:p>25433</text:p>
              </table:table-cell>
            </table:table-row>
            <table:table-row>
              <table:table-cell office:value-type="string">
                <text:p>1 &amp; 2 &amp; 3 &amp; 4 </text:p>
              </table:table-cell>
              <table:table-cell office:value-type="float" office:value="25051">
                <text:p>25051</text:p>
              </table:table-cell>
            </table:table-row>
            <table:table-row>
              <table:table-cell office:value-type="string">
                <text:p>1&amp; 2 &amp;3 &amp;4 &amp;5 </text:p>
              </table:table-cell>
              <table:table-cell office:value-type="float" office:value="23856">
                <text:p>238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  <draw:hatch draw:name="Hatching_20_1" draw:display-name="Hatching 1" draw:style="single" draw:color="#000000" draw:distance="0cm" draw:rotation="0"/>
    <draw:opacity draw:name="ChartTransparencyGradient_20_1" draw:display-name="ChartTransparencyGradient 1" draw:style="radial" draw:cx="50%" draw:cy="50%" draw:start="100%" draw:end="100%" draw:border="0%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ashed_20__28_var_29__20_3" draw:display-name="Dashed (var) 3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_20_Dot" draw:display-name="Double Dash Dot" draw:style="rect" draw:dots1="1" draw:dots1-length="800%" draw:dots2="1" draw:dots2-length="100%" draw:distance="300%"/>
    <draw:stroke-dash draw:name="Double_20_Dash_20_Dot_20__28_Rounded_29_" draw:display-name="Double Dash Dot (Rounded)" draw:style="round" draw:dots1="1" draw:dots1-length="701%" draw:dots2="1" draw:dots2-length="1%" draw:distance="399%"/>
    <draw:stroke-dash draw:name="Long_20_Dash_20__28_Rounded_29_" draw:display-name="Long Dash (Rounded)" draw:style="round" draw:dots1="1" draw:dots1-length="301%" draw:distance="399%"/>
    <draw:stroke-dash draw:name="Long_20_Dot_20__28_Rounded_29_" draw:display-name="Long Dot (Rounded)" draw:style="round" draw:dots1="1" draw:dots1-length="1%" draw:distance="399%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4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8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4">
      <style:chart-properties chart:symbol-type="named-symbol" chart:symbol-name="diamond" chart:symbol-width="0.25cm" chart:symbol-height="0.25cm" chart:link-data-style-to-source="false" chart:data-label-number="value" chart:data-label-text="false" chart:data-label-symbol="false" chart:data-label-series="false" chart:label-position="botto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arrow-down" chart:symbol-width="0.25cm" chart:symbol-height="0.25cm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ff00ff" draw:fill-color="#ff00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25cm" svg:height="12.515cm" xlink:href=".." xlink:type="simple" chart:class="chart:line" chart:style-name="ch1">
        <chart:title svg:x="7.655cm" svg:y="0.386cm" chart:style-name="ch2">
          <text:p>percentage wrt highest count IC_3</text:p>
        </chart:title>
        <chart:legend chart:legend-position="end" svg:x="14.824cm" svg:y="1.637cm" style:legend-expansion="custom" svg:width="6.051cm" svg:height="2.59cm" style:legend-expansion-aspect-ratio="2.33629343629344" chart:style-name="ch3"/>
        <chart:plot-area chart:style-name="ch4" table:cell-range-address="IC_1.T3:IC_1.T12 IC_1.Z3:IC_1.AD12" chart:data-source-has-labels="both" svg:x="1.455cm" svg:y="1.414cm" svg:width="19.06cm" svg:height="9.868cm">
          <chart:coordinate-region svg:x="2.262cm" svg:y="1.614cm" svg:width="18.253cm" svg:height="7.436cm"/>
          <chart:axis chart:dimension="x" chart:name="primary-x" chart:style-name="ch5" chartooo:axis-type="auto">
            <chartooo:date-scale/>
            <chart:title svg:x="10.2cm" svg:y="11.532cm" chart:style-name="ch6">
              <text:p>selections</text:p>
            </chart:title>
            <chart:categories table:cell-range-address="IC_1.T4:IC_1.T12"/>
          </chart:axis>
          <chart:axis chart:dimension="y" chart:name="primary-y" chart:style-name="ch7">
            <chart:title svg:x="0.45cm" svg:y="6.551cm" chart:style-name="ch8">
              <text:p>%</text:p>
            </chart:title>
            <chart:grid chart:style-name="ch9" chart:class="major"/>
          </chart:axis>
          <chart:series chart:style-name="ch10" chart:values-cell-range-address="IC_1.Z4:IC_1.Z12" chart:label-cell-address="IC_1.Z3:IC_1.Z3" chart:class="chart:line">
            <chart:data-point chart:repeated="9"/>
          </chart:series>
          <chart:series chart:style-name="ch11" chart:values-cell-range-address="IC_1.AA4:IC_1.AA12" chart:label-cell-address="IC_1.AA3:IC_1.AA3" chart:class="chart:line">
            <chart:data-point chart:repeated="9"/>
          </chart:series>
          <chart:series chart:style-name="ch12" chart:values-cell-range-address="IC_1.AB4:IC_1.AB12" chart:label-cell-address="IC_1.AB3:IC_1.AB3" chart:class="chart:line">
            <chart:data-point chart:repeated="8"/>
            <chart:data-point chart:style-name="ch13"/>
          </chart:series>
          <chart:series chart:style-name="ch14" chart:values-cell-range-address="IC_1.AC4:IC_1.AC12" chart:label-cell-address="IC_1.AC3:IC_1.AC3" chart:class="chart:line">
            <chart:data-point chart:repeated="9"/>
          </chart:series>
          <chart:series chart:style-name="ch15" chart:values-cell-range-address="IC_1.AD4:IC_1.AD12" chart:label-cell-address="IC_1.AD3:IC_1.AD3" chart:class="chart:line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entry</text:p>
                <draw:g>
                  <svg:desc>IC_1.Z3:IC_1.Z3</svg:desc>
                </draw:g>
              </table:table-cell>
              <table:table-cell office:value-type="string">
                <text:p>% first peak</text:p>
                <draw:g>
                  <svg:desc>IC_1.AA3:IC_1.AA3</svg:desc>
                </draw:g>
              </table:table-cell>
              <table:table-cell office:value-type="string">
                <text:p>% f total</text:p>
                <draw:g>
                  <svg:desc>IC_1.AB3:IC_1.AB3</svg:desc>
                </draw:g>
              </table:table-cell>
              <table:table-cell office:value-type="string">
                <text:p>% second</text:p>
                <draw:g>
                  <svg:desc>IC_1.AC3:IC_1.AC3</svg:desc>
                </draw:g>
              </table:table-cell>
              <table:table-cell office:value-type="string">
                <text:p>% second total</text:p>
                <draw:g>
                  <svg:desc>IC_1.AD3:IC_1.A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C_1</text:p>
                <draw:g>
                  <svg:desc>IC_1.T4:IC_1.T12</svg:desc>
                </draw:g>
              </table:table-cell>
              <table:table-cell office:value-type="float" office:value="92.5221395678356">
                <text:p>92.5221395678356</text:p>
                <draw:g>
                  <svg:desc>IC_1.Z4:IC_1.Z12</svg:desc>
                </draw:g>
              </table:table-cell>
              <table:table-cell office:value-type="float" office:value="90.3089681992337">
                <text:p>90.3089681992337</text:p>
                <draw:g>
                  <svg:desc>IC_1.AA4:IC_1.AA12</svg:desc>
                </draw:g>
              </table:table-cell>
              <table:table-cell office:value-type="float" office:value="91.9614407863388">
                <text:p>91.9614407863388</text:p>
                <draw:g>
                  <svg:desc>IC_1.AB4:IC_1.AB12</svg:desc>
                </draw:g>
              </table:table-cell>
              <table:table-cell office:value-type="float" office:value="95.3682108042493">
                <text:p>95.3682108042493</text:p>
                <draw:g>
                  <svg:desc>IC_1.AC4:IC_1.AC12</svg:desc>
                </draw:g>
              </table:table-cell>
              <table:table-cell office:value-type="float" office:value="92.8849976998563">
                <text:p>92.8849976998563</text:p>
                <draw:g>
                  <svg:desc>IC_1.AD4:IC_1.AD12</svg:desc>
                </draw:g>
              </table:table-cell>
            </table:table-row>
            <table:table-row>
              <table:table-cell office:value-type="string">
                <text:p>IC_2</text:p>
              </table:table-cell>
              <table:table-cell office:value-type="float" office:value="97.1590506553312">
                <text:p>97.1590506553312</text:p>
              </table:table-cell>
              <table:table-cell office:value-type="float" office:value="94.7276982758621">
                <text:p>94.7276982758621</text:p>
              </table:table-cell>
              <table:table-cell office:value-type="float" office:value="97.0006237736854">
                <text:p>97.0006237736854</text:p>
              </table:table-cell>
              <table:table-cell office:value-type="float" office:value="96.3547797813715">
                <text:p>96.3547797813715</text:p>
              </table:table-cell>
              <table:table-cell office:value-type="float" office:value="96.7709714697567">
                <text:p>96.7709714697567</text:p>
              </table:table-cell>
            </table:table-row>
            <table:table-row>
              <table:table-cell office:value-type="string">
                <text:p>IC_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IC_4</text:p>
              </table:table-cell>
              <table:table-cell office:value-type="float" office:value="99.4934466879207">
                <text:p>99.4934466879207</text:p>
              </table:table-cell>
              <table:table-cell office:value-type="float" office:value="98.4266059386973">
                <text:p>98.4266059386973</text:p>
              </table:table-cell>
              <table:table-cell office:value-type="float" office:value="99.9185487922503">
                <text:p>99.9185487922503</text:p>
              </table:table-cell>
              <table:table-cell office:value-type="float" office:value="100.790084178702">
                <text:p>100.790084178702</text:p>
              </table:table-cell>
              <table:table-cell office:value-type="float" office:value="99.3449063158422">
                <text:p>99.3449063158422</text:p>
              </table:table-cell>
            </table:table-row>
            <table:table-row>
              <table:table-cell office:value-type="string">
                <text:p>IC_5</text:p>
              </table:table-cell>
              <table:table-cell office:value-type="float" office:value="96.8260715550833">
                <text:p>96.8260715550833</text:p>
              </table:table-cell>
              <table:table-cell office:value-type="float" office:value="95.0037762452107">
                <text:p>95.0037762452107</text:p>
              </table:table-cell>
              <table:table-cell office:value-type="float" office:value="96.0488792766331">
                <text:p>96.0488792766331</text:p>
              </table:table-cell>
              <table:table-cell office:value-type="float" office:value="99.4986698672206">
                <text:p>99.4986698672206</text:p>
              </table:table-cell>
              <table:table-cell office:value-type="float" office:value="96.9570528667571">
                <text:p>96.9570528667571</text:p>
              </table:table-cell>
            </table:table-row>
            <table:table-row>
              <table:table-cell office:value-type="string">
                <text:p>1 &amp;2</text:p>
              </table:table-cell>
              <table:table-cell office:value-type="float" office:value="91.0981225646475">
                <text:p>91.0981225646475</text:p>
              </table:table-cell>
              <table:table-cell office:value-type="float" office:value="89.2275283524904">
                <text:p>89.2275283524904</text:p>
              </table:table-cell>
              <table:table-cell office:value-type="float" office:value="90.3189654316676">
                <text:p>90.3189654316676</text:p>
              </table:table-cell>
              <table:table-cell office:value-type="float" office:value="94.0305893238326">
                <text:p>94.0305893238326</text:p>
              </table:table-cell>
              <table:table-cell office:value-type="float" office:value="91.1618288250959">
                <text:p>91.1618288250959</text:p>
              </table:table-cell>
            </table:table-row>
            <table:table-row>
              <table:table-cell office:value-type="string">
                <text:p>1 &amp; 2 &amp; 3 </text:p>
              </table:table-cell>
              <table:table-cell office:value-type="float" office:value="90.0921006021962">
                <text:p>90.0921006021962</text:p>
              </table:table-cell>
              <table:table-cell office:value-type="float" office:value="89.1731969348659">
                <text:p>89.1731969348659</text:p>
              </table:table-cell>
              <table:table-cell office:value-type="float" office:value="89.3644283518001">
                <text:p>89.3644283518001</text:p>
              </table:table-cell>
              <table:table-cell office:value-type="float" office:value="93.7748331467308">
                <text:p>93.7748331467308</text:p>
              </table:table-cell>
              <table:table-cell office:value-type="float" office:value="90.0632640263171">
                <text:p>90.0632640263171</text:p>
              </table:table-cell>
            </table:table-row>
            <table:table-row>
              <table:table-cell office:value-type="string">
                <text:p>1 &amp; 2 &amp; 3 &amp; 4 </text:p>
              </table:table-cell>
              <table:table-cell office:value-type="float" office:value="88.7389302160822">
                <text:p>88.7389302160822</text:p>
              </table:table-cell>
              <table:table-cell office:value-type="float" office:value="88.0668112068966">
                <text:p>88.0668112068966</text:p>
              </table:table-cell>
              <table:table-cell office:value-type="float" office:value="88.3102510700396">
                <text:p>88.3102510700396</text:p>
              </table:table-cell>
              <table:table-cell office:value-type="float" office:value="93.0279044714395">
                <text:p>93.0279044714395</text:p>
              </table:table-cell>
              <table:table-cell office:value-type="float" office:value="88.6631202907187">
                <text:p>88.6631202907187</text:p>
              </table:table-cell>
            </table:table-row>
            <table:table-row>
              <table:table-cell office:value-type="string">
                <text:p>1&amp; 2 &amp;3 &amp;4 &amp;5 </text:p>
              </table:table-cell>
              <table:table-cell office:value-type="float" office:value="84.5058448459086">
                <text:p>84.5058448459086</text:p>
              </table:table-cell>
              <table:table-cell office:value-type="float" office:value="83.1068464559387">
                <text:p>83.1068464559387</text:p>
              </table:table-cell>
              <table:table-cell office:value-type="float" office:value="83.7458112892901">
                <text:p>83.7458112892901</text:p>
              </table:table-cell>
              <table:table-cell office:value-type="float" office:value="88.6990828490048">
                <text:p>88.6990828490048</text:p>
              </table:table-cell>
              <table:table-cell office:value-type="float" office:value="84.6621048096602">
                <text:p>84.662104809660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  <draw:hatch draw:name="Hatching_20_1" draw:display-name="Hatching 1" draw:style="single" draw:color="#000000" draw:distance="0cm" draw:rotation="0"/>
    <draw:opacity draw:name="ChartTransparencyGradient_20_1" draw:display-name="ChartTransparencyGradient 1" draw:style="radial" draw:cx="50%" draw:cy="50%" draw:start="100%" draw:end="100%" draw:border="0%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ashed_20__28_var_29__20_3" draw:display-name="Dashed (var) 3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_20_Dot" draw:display-name="Double Dash Dot" draw:style="rect" draw:dots1="1" draw:dots1-length="800%" draw:dots2="1" draw:dots2-length="100%" draw:distance="300%"/>
    <draw:stroke-dash draw:name="Double_20_Dash_20_Dot_20__28_Rounded_29_" draw:display-name="Double Dash Dot (Rounded)" draw:style="round" draw:dots1="1" draw:dots1-length="701%" draw:dots2="1" draw:dots2-length="1%" draw:distance="399%"/>
    <draw:stroke-dash draw:name="Long_20_Dash_20__28_Rounded_29_" draw:display-name="Long Dash (Rounded)" draw:style="round" draw:dots1="1" draw:dots1-length="301%" draw:distance="399%"/>
    <draw:stroke-dash draw:name="Long_20_Dot_20__28_Rounded_29_" draw:display-name="Long Dot (Rounded)" draw:style="round" draw:dots1="1" draw:dots1-length="1%" draw:distance="399%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55cm" svg:y="0.316cm" chart:style-name="ch2">
          <text:p>peak/ background ratio</text:p>
        </chart:title>
        <chart:legend chart:legend-position="end" svg:x="13.181cm" svg:y="4.201cm" style:legend-expansion="high" chart:style-name="ch3"/>
        <chart:plot-area chart:style-name="ch4" table:cell-range-address="IC_1.T3:IC_1.T15 IC_1.AE3:IC_1.AE15" chart:data-source-has-labels="both" svg:x="1.331cm" svg:y="1.275cm" svg:width="11.53cm" svg:height="7.545cm">
          <chart:coordinate-region svg:x="2.243cm" svg:y="1.474cm" svg:width="10.478cm" svg:height="5.113cm"/>
          <chart:axis chart:dimension="x" chart:name="primary-x" chart:style-name="ch5" chartooo:axis-type="auto">
            <chartooo:date-scale/>
            <chart:categories table:cell-range-address="IC_1.T4:IC_1.T15"/>
          </chart:axis>
          <chart:axis chart:dimension="y" chart:name="primary-y" chart:style-name="ch5">
            <chart:title svg:x="0.451cm" svg:y="6.44cm" chart:style-name="ch6">
              <text:p>peak / background</text:p>
            </chart:title>
            <chart:grid chart:style-name="ch7" chart:class="major"/>
          </chart:axis>
          <chart:series chart:style-name="ch8" chart:values-cell-range-address="IC_1.AE4:IC_1.AE15" chart:label-cell-address="IC_1.AE3:IC_1.AE3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ak/bckgrnd</text:p>
                <draw:g>
                  <svg:desc>IC_1.AE3:IC_1.A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C_1</text:p>
                <draw:g>
                  <svg:desc>IC_1.T4:IC_1.T15</svg:desc>
                </draw:g>
              </table:table-cell>
              <table:table-cell office:value-type="float" office:value="1.22043953188686">
                <text:p>1.22043953188686</text:p>
                <draw:g>
                  <svg:desc>IC_1.AE4:IC_1.AE15</svg:desc>
                </draw:g>
              </table:table-cell>
            </table:table-row>
            <table:table-row>
              <table:table-cell office:value-type="string">
                <text:p>IC_2</text:p>
              </table:table-cell>
              <table:table-cell office:value-type="float" office:value="1.20546637610963">
                <text:p>1.20546637610963</text:p>
              </table:table-cell>
            </table:table-row>
            <table:table-row>
              <table:table-cell office:value-type="string">
                <text:p>IC_3</text:p>
              </table:table-cell>
              <table:table-cell office:value-type="float" office:value="1.2711581039809">
                <text:p>1.2711581039809</text:p>
              </table:table-cell>
            </table:table-row>
            <table:table-row>
              <table:table-cell office:value-type="string">
                <text:p>IC_4</text:p>
              </table:table-cell>
              <table:table-cell office:value-type="float" office:value="1.22885354482247">
                <text:p>1.22885354482247</text:p>
              </table:table-cell>
            </table:table-row>
            <table:table-row>
              <table:table-cell office:value-type="string">
                <text:p>IC_5</text:p>
              </table:table-cell>
              <table:table-cell office:value-type="float" office:value="1.24017335348861">
                <text:p>1.24017335348861</text:p>
              </table:table-cell>
            </table:table-row>
            <table:table-row>
              <table:table-cell office:value-type="string">
                <text:p>1 &amp;2</text:p>
              </table:table-cell>
              <table:table-cell office:value-type="float" office:value="1.23679865323732">
                <text:p>1.23679865323732</text:p>
              </table:table-cell>
            </table:table-row>
            <table:table-row>
              <table:table-cell office:value-type="string">
                <text:p>1 &amp; 2 &amp; 3 </text:p>
              </table:table-cell>
              <table:table-cell office:value-type="float" office:value="1.26499695437836">
                <text:p>1.26499695437836</text:p>
              </table:table-cell>
            </table:table-row>
            <table:table-row>
              <table:table-cell office:value-type="string">
                <text:p>1 &amp; 2 &amp; 3 &amp; 4 </text:p>
              </table:table-cell>
              <table:table-cell office:value-type="float" office:value="1.26322746189365">
                <text:p>1.26322746189365</text:p>
              </table:table-cell>
            </table:table-row>
            <table:table-row>
              <table:table-cell office:value-type="string">
                <text:p>1&amp; 2 &amp;3 &amp;4 &amp;5 </text:p>
              </table:table-cell>
              <table:table-cell office:value-type="float" office:value="1.24934241140562">
                <text:p>1.24934241140562</text:p>
              </table:table-cell>
            </table:table-row>
            <table:table-row>
              <table:table-cell office:value-type="string">
                <text:p>plcenter</text:p>
              </table:table-cell>
              <table:table-cell office:value-type="float" office:value="1.3111245387397">
                <text:p>1.3111245387397</text:p>
              </table:table-cell>
            </table:table-row>
            <table:table-row>
              <table:table-cell office:value-type="string">
                <text:p>Ic_3 plcent</text:p>
              </table:table-cell>
              <table:table-cell office:value-type="float" office:value="1.35579542657135">
                <text:p>1.35579542657135</text:p>
              </table:table-cell>
            </table:table-row>
            <table:table-row>
              <table:table-cell office:value-type="string">
                <text:p>ic all pl cent</text:p>
              </table:table-cell>
              <table:table-cell office:value-type="float" office:value="1.29183515814559">
                <text:p>1.2918351581455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  <draw:hatch draw:name="Hatching_20_1" draw:display-name="Hatching 1" draw:style="single" draw:color="#000000" draw:distance="0cm" draw:rotation="0"/>
    <draw:opacity draw:name="ChartTransparencyGradient_20_1" draw:display-name="ChartTransparencyGradient 1" draw:style="radial" draw:cx="50%" draw:cy="50%" draw:start="100%" draw:end="100%" draw:border="0%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ashed_20__28_var_29__20_3" draw:display-name="Dashed (var) 3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_20_Dot" draw:display-name="Double Dash Dot" draw:style="rect" draw:dots1="1" draw:dots1-length="800%" draw:dots2="1" draw:dots2-length="100%" draw:distance="300%"/>
    <draw:stroke-dash draw:name="Double_20_Dash_20_Dot_20__28_Rounded_29_" draw:display-name="Double Dash Dot (Rounded)" draw:style="round" draw:dots1="1" draw:dots1-length="701%" draw:dots2="1" draw:dots2-length="1%" draw:distance="399%"/>
    <draw:stroke-dash draw:name="Long_20_Dash_20__28_Rounded_29_" draw:display-name="Long Dash (Rounded)" draw:style="round" draw:dots1="1" draw:dots1-length="301%" draw:distance="399%"/>
    <draw:stroke-dash draw:name="Long_20_Dot_20__28_Rounded_29_" draw:display-name="Long Dot (Rounded)" draw:style="round" draw:dots1="1" draw:dots1-length="1%" draw:distance="399%"/>
  </office:styles>
</office:document-styles>
</file>